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2140000000C627B596ACE7A1C24.gif" manifest:media-type="image/gif"/>
  <manifest:file-entry manifest:full-path="Pictures/10000000000002140000000C45B8382544ED3EC7.gif" manifest:media-type="image/gif"/>
  <manifest:file-entry manifest:full-path="Pictures/10000201000003EA00000012F45AE30264763EF5.png" manifest:media-type="image/png"/>
  <manifest:file-entry manifest:full-path="Pictures/10000000000002140000000C532C496246765B28.png" manifest:media-type="image/png"/>
  <manifest:file-entry manifest:full-path="Pictures/10000000000000A9000000489614DE100E26C071.gif" manifest:media-type="image/gif"/>
  <manifest:file-entry manifest:full-path="Pictures/100002000000007100000071DB0C3963C8E568CB.gif" manifest:media-type="image/gif"/>
  <manifest:file-entry manifest:full-path="Pictures/10000000000005E90000008E1E2578DD923B519E.png" manifest:media-type="image/png"/>
  <manifest:file-entry manifest:full-path="Pictures/10000000000005000000006FCAB6C9843FC2E236.jpg" manifest:media-type="image/jpeg"/>
  <manifest:file-entry manifest:full-path="Pictures/10000000000005E90000008E789C2FEA5CE61B62.jpg" manifest:media-type="image/jpeg"/>
  <manifest:file-entry manifest:full-path="Pictures/10000000000007D1000000638C2479E8DCA22DA2.jpg" manifest:media-type="image/jpeg"/>
  <manifest:file-entry manifest:full-path="Pictures/10000000000002140000000C9D53764F149D01F2.gif" manifest:media-type="image/gif"/>
  <manifest:file-entry manifest:full-path="Pictures/10000000000005E900000095F5BEF248D11CAAC5.jpg" manifest:media-type="image/jpeg"/>
  <manifest:file-entry manifest:full-path="Pictures/10000000000005E90000009FB91BB1D2984767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4.7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8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3.46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4.8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15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85cm" fo:min-width="0.28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09cm" fo:min-width="0.2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4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8.689cm"/>
    </style:style>
    <style:style style:name="gr19" style:family="graphic" style:parent-style-name="standard">
      <style:graphic-properties svg:stroke-color="#ff0000" draw:fill-color="#ffff00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gr21" style:family="graphic" style:parent-style-name="standard">
      <style:graphic-properties draw:stroke="none" draw:fill="none" fo:min-height="0.9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49cm"/>
    </style:style>
    <style:style style:name="gr23" style:family="graphic" style:parent-style-name="standard">
      <style:graphic-properties draw:stroke="none" draw:fill="none" fo:min-height="0.4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1.999cm"/>
    </style:style>
    <style:style style:name="gr25" style:family="graphic" style:parent-style-name="standard">
      <style:graphic-properties draw:stroke="none" draw:fill="none" fo:min-height="0.595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3.41cm"/>
    </style:style>
    <style:style style:name="pr1" style:family="presentation" style:parent-style-name="Standard_20_2-title">
      <style:graphic-properties fo:min-height="3.506cm"/>
    </style:style>
    <style:style style:name="pr2" style:family="presentation" style:parent-style-name="Standard_20_2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Helvetica" fo:font-size="18pt" fo:font-weight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style:text-position="-33% 58%"/>
    </style:style>
    <style:style style:name="P9" style:family="paragraph">
      <loext:graphic-properties draw:opacity="100%"/>
      <style:paragraph-properties fo:text-align="center"/>
      <style:text-properties fo:font-weight="normal"/>
    </style:style>
    <style:style style:name="P10" style:family="paragraph">
      <style:text-properties fo:font-size="12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style:font-name="Helvetica" fo:font-weight="normal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style:paragraph-properties fo:text-align="center"/>
      <style:text-properties fo:font-size="36pt" style:font-size-asian="36pt" style:font-size-complex="36pt"/>
    </style:style>
    <style:style style:name="P23" style:family="paragraph">
      <style:paragraph-properties fo:text-align="justify"/>
      <style:text-properties fo:font-size="36pt" fo:language="en" fo:country="US" style:font-size-asian="36pt" style:font-size-complex="36pt"/>
    </style:style>
    <style:style style:name="P24" style:family="paragraph">
      <loext:graphic-properties draw:fill="none" draw:opacity="100%"/>
      <style:paragraph-properties fo:text-align="center"/>
      <style:text-properties style:font-name="Frutiger 45 Light"/>
    </style:style>
    <style:style style:name="P25" style:family="paragraph"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text-properties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style:font-name="Helvetica" fo:font-weight="bold"/>
    </style:style>
    <style:style style:name="T4" style:family="text">
      <style:text-properties style:font-name="Helvetica"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font-name="Helvetica" fo:font-size="18pt" fo:font-weight="bold"/>
    </style:style>
    <style:style style:name="T10" style:family="text">
      <style:text-properties style:font-name="Helvetica" fo:font-size="18pt" fo:font-weight="normal" style:font-weight-asian="normal" style:font-weight-complex="normal"/>
    </style:style>
    <style:style style:name="T11" style:family="text">
      <style:text-properties fo:font-size="36pt" fo:language="en" fo:country="US" style:font-size-asian="36pt" style:font-size-complex="36pt"/>
    </style:style>
    <style:style style:name="T12" style:family="text">
      <style:text-properties fo:color="#ce181e" fo:font-size="10pt" fo:language="en" fo:country="US" style:font-size-asian="10pt" style:font-size-complex="10pt"/>
    </style:style>
    <style:style style:name="T1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ynchronous mode </text:span></text:p>
          </draw:text-box>
        </draw:frame>
        <draw:frame draw:style-name="gr1" draw:text-style-name="P2" draw:layer="layout" svg:width="19.558cm" svg:height="9.494cm" svg:x="2.257cm" svg:y="4.669cm">
          <draw:text-box>
            <text:p><text:span text:style-name="T2">The application triggers the actions</text:span></text:p>
            <text:p><text:span text:style-name="T2"/></text:p>
            <text:p><text:span text:style-name="T2"/></text:p>
            <text:p><text:span text:style-name="T2">When sending</text:span></text:p>
            <text:p><text:span text:style-name="T2"><text:tab/></text:span><text:span text:style-name="T2">Control Flow from Application to UART</text:span></text:p>
            <text:p><text:span text:style-name="T2"><text:tab/></text:span><text:span text:style-name="T2">Data Flow from Application to UART <text:s/>(Send &amp; put)</text:span></text:p>
            <text:p><text:span text:style-name="T2"/></text:p>
            <text:p><text:span text:style-name="T2">When receiving</text:span></text:p>
            <text:p text:style-name="P1"><text:span text:style-name="T2"><text:tab/></text:span><text:span text:style-name="T2">Control Flow from Application to UART</text:span></text:p>
            <text:p text:style-name="P1"><text:span text:style-name="T2"><text:tab/></text:span><text:span text:style-name="T2">Data Flow from UART to Application (get)</text:span></text:p>
            <text:p><text:span text:style-name="T2"/></text:p>
            <text:p><text:span text:style-name="T2"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9">
        <office:forms form:automatic-focus="false" form:apply-design-mode="false"/>
        <draw:frame draw:style-name="gr3" draw:text-style-name="P5" draw:layer="layout" svg:width="5.281cm" svg:height="2.071cm" svg:x="22.042cm" svg:y="3.666cm">
          <draw:text-box>
            <text:p text:style-name="P4"><text:span text:style-name="T3">UART/Radiolink</text:span></text:p>
            <text:p text:style-name="P4"><text:span text:style-name="T4">Driver</text:span></text:p>
          </draw:text-box>
        </draw:frame>
        <draw:frame draw:style-name="gr4" draw:text-style-name="P5" draw:layer="layout" svg:width="8.588cm" svg:height="2.071cm" svg:x="8.315cm" svg:y="3.666cm">
          <draw:text-box>
            <text:p text:style-name="P4"><text:span text:style-name="T3">S3P-Synchonous-Interface</text:span></text:p>
            <text:p text:style-name="P4"><text:span text:style-name="T4">S3pSenderSyncrhonous</text:span></text:p>
          </draw:text-box>
        </draw:frame>
        <draw:frame draw:style-name="gr5" draw:text-style-name="P5" draw:layer="layout" svg:width="3.965cm" svg:height="1.214cm" svg:x="0.98cm" svg:y="4.523cm">
          <draw:text-box>
            <text:p text:style-name="P4"><text:span text:style-name="T3">Application</text:span></text:p>
          </draw:text-box>
        </draw:frame>
        <draw:frame draw:style-name="gr6" draw:text-style-name="P6" draw:layer="layout" svg:width="12.024cm" svg:height="0.475cm" draw:transform="rotate (1.5707963267949) translate (4.285cm 17.622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58cm" svg:y="0.19cm" presentation:class="title" presentation:user-transformed="true">
          <draw:text-box>
            <text:p><text:span text:style-name="T1">Send Synchronously </text:span></text:p>
          </draw:text-box>
        </draw:frame>
        <draw:frame draw:style-name="gr6" draw:text-style-name="P8" draw:layer="layout" svg:width="12.024cm" svg:height="0.475cm" draw:transform="rotate (1.5707963267949) translate (12.1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1.18cm" svg:height="0.405cm" draw:transform="rotate (1.5707963267949) translate (4.298cm 6.85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9.931cm)">
          <draw:image xlink:href="Pictures/10000000000002140000000C45B8382544ED3EC7.gif" xlink:type="simple" xlink:show="embed" xlink:actuate="onLoad">
            <text:p/>
          </draw:image>
        </draw:frame>
        <draw:line draw:style-name="gr8" draw:text-style-name="P6" draw:layer="layout" svg:x1="4.733cm" svg:y1="6.88cm" svg:x2="12.318cm" svg:y2="7.615cm">
          <text:p/>
        </draw:line>
        <draw:frame draw:style-name="gr9" draw:text-style-name="P11" draw:layer="layout" svg:width="4.094cm" svg:height="0.962cm" svg:x="5.725cm" svg:y="6.281cm">
          <draw:text-box>
            <text:p text:style-name="P10"><text:span text:style-name="T5">sendMsg()</text:span></text:p>
          </draw:text-box>
        </draw:frame>
        <draw:path draw:style-name="gr10" draw:text-style-name="P6" draw:layer="layout" svg:width="0.83cm" svg:height="1.065cm" svg:x="12.629cm" svg:y="7.777cm" svg:viewBox="0 0 831 1066" svg:d="M29 8c329-30 873-3 794 529l-147 294-441 235h-235">
          <text:p/>
        </draw:path>
        <draw:frame draw:style-name="gr9" draw:text-style-name="P11" draw:layer="layout" svg:width="4.593cm" svg:height="0.962cm" svg:x="12.988cm" svg:y="7.21cm">
          <draw:text-box>
            <text:p text:style-name="P10"><text:span text:style-name="T5">putCommand(BOM)</text:span></text:p>
          </draw:text-box>
        </draw:frame>
        <draw:frame draw:style-name="gr9" draw:text-style-name="P11" draw:layer="layout" svg:width="4.593cm" svg:height="0.962cm" svg:x="17.335cm" svg:y="8.466cm">
          <draw:text-box>
            <text:p text:style-name="P10"><text:span text:style-name="T5">putByte()</text:span></text:p>
          </draw:text-box>
        </draw:frame>
        <draw:line draw:style-name="gr10" draw:text-style-name="P6" draw:layer="layout" svg:x1="12.582cm" svg:y1="8.826cm" svg:x2="22.519cm" svg:y2="9.561cm">
          <text:p/>
        </draw:line>
        <draw:frame draw:style-name="gr7" draw:text-style-name="P9" draw:layer="layout" svg:width="1.367cm" svg:height="0.405cm" draw:transform="rotate (1.5707963267949) translate (4.299cm 15.264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1.2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0.126cm" svg:x2="22.519cm" svg:y2="10.861cm">
          <text:p/>
        </draw:line>
        <draw:frame draw:style-name="gr7" draw:text-style-name="P9" draw:layer="layout" svg:width="0.47cm" svg:height="0.414cm" draw:transform="rotate (1.5707963267949) translate (22.56cm 12.4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1.326cm" svg:x2="22.519cm" svg:y2="12.061cm">
          <text:p/>
        </draw:line>
        <draw:frame draw:style-name="gr7" draw:text-style-name="P9" draw:layer="layout" svg:width="0.47cm" svg:height="0.414cm" draw:transform="rotate (1.5707963267949) translate (22.56cm 14.831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0.694cm" svg:x="12.629cm" svg:y="13.048cm" svg:viewBox="0 0 831 695" svg:d="M29 5c329-19 873-2 794 345l-147 192-441 153h-235">
          <text:p/>
        </draw:path>
        <draw:line draw:style-name="gr10" draw:text-style-name="P6" draw:layer="layout" svg:x1="12.582cm" svg:y1="13.726cm" svg:x2="22.519cm" svg:y2="14.461cm">
          <text:p/>
        </draw:line>
        <draw:frame draw:style-name="gr11" draw:text-style-name="P13" draw:layer="layout" svg:width="0.599cm" svg:height="1.433cm" svg:x="12.864cm" svg:y="11.343cm">
          <draw:text-box>
            <text:p text:style-name="P12"><text:span text:style-name="T6">.</text:span></text:p>
            <text:p text:style-name="P12"><text:span text:style-name="T6">.</text:span></text:p>
            <text:p text:style-name="P12"><text:span text:style-name="T6">.</text:span></text:p>
          </draw:text-box>
        </draw:frame>
        <draw:frame draw:style-name="gr11" draw:text-style-name="P13" draw:layer="layout" svg:width="0.599cm" svg:height="1.433cm" svg:x="22.978cm" svg:y="12.696cm">
          <draw:text-box>
            <text:p text:style-name="P12"><text:span text:style-name="T6">.</text:span></text:p>
            <text:p text:style-name="P12"><text:span text:style-name="T6">.</text:span></text:p>
            <text:p text:style-name="P12"><text:span text:style-name="T6">.</text:span></text:p>
          </draw:text-box>
        </draw:frame>
        <draw:path draw:style-name="gr10" draw:text-style-name="P6" draw:layer="layout" svg:width="0.83cm" svg:height="0.648cm" svg:x="12.63cm" svg:y="9.494cm" svg:viewBox="0 0 831 649" svg:d="M29 5c329-18 873-2 794 322l-147 179-441 143h-235">
          <text:p/>
        </draw:path>
        <draw:path draw:style-name="gr10" draw:text-style-name="P6" draw:layer="layout" svg:width="0.83cm" svg:height="0.655cm" svg:x="12.63cm" svg:y="10.687cm" svg:viewBox="0 0 831 656" svg:d="M29 5c329-18 873-2 794 326l-147 181-441 144h-235">
          <text:p/>
        </draw:path>
        <draw:frame draw:style-name="gr9" draw:text-style-name="P11" draw:layer="layout" svg:width="4.593cm" svg:height="0.962cm" svg:x="17.336cm" svg:y="9.766cm">
          <draw:text-box>
            <text:p text:style-name="P10"><text:span text:style-name="T5">putByte()</text:span></text:p>
          </draw:text-box>
        </draw:frame>
        <draw:frame draw:style-name="gr9" draw:text-style-name="P11" draw:layer="layout" svg:width="4.593cm" svg:height="0.962cm" svg:x="17.337cm" svg:y="11.066cm">
          <draw:text-box>
            <text:p text:style-name="P10"><text:span text:style-name="T5">putByte()</text:span></text:p>
          </draw:text-box>
        </draw:frame>
        <draw:frame draw:style-name="gr9" draw:text-style-name="P11" draw:layer="layout" svg:width="4.593cm" svg:height="0.962cm" svg:x="17.338cm" svg:y="13.366cm">
          <draw:text-box>
            <text:p text:style-name="P10"><text:span text:style-name="T5">putByte()</text:span></text:p>
          </draw:text-box>
        </draw:frame>
        <draw:frame draw:style-name="gr9" draw:text-style-name="P11" draw:layer="layout" svg:width="4.593cm" svg:height="0.962cm" svg:x="12.989cm" svg:y="12.51cm">
          <draw:text-box>
            <text:p text:style-name="P10"><text:span text:style-name="T5">putCommand(EOM)</text:span></text:p>
          </draw:text-box>
        </draw:frame>
        <draw:frame draw:style-name="gr12" draw:text-style-name="P13" draw:layer="layout" svg:width="5.307cm" svg:height="3.403cm" svg:x="4.393cm" svg:y="8.022cm">
          <draw:text-box>
            <text:p text:style-name="P12"><text:span text:style-name="T6">.</text:span></text:p>
            <text:p text:style-name="P12"><text:span text:style-name="T6">.</text:span></text:p>
            <text:p text:style-name="P12"><text:span text:style-name="T6">.</text:span></text:p>
            <text:p text:style-name="P12"><text:span text:style-name="T7">Waiting sendMsg() to conclude</text:span></text:p>
            <text:p text:style-name="P12"><text:span text:style-name="T6">.</text:span></text:p>
            <text:p text:style-name="P12"><text:span text:style-name="T6">.</text:span></text:p>
            <text:p text:style-name="P12"><text:span text:style-name="T6">.</text:span></text:p>
            <text:p text:style-name="P12"><text:span text:style-name="T6"/></text:p>
          </draw:text-box>
        </draw:frame>
        <draw:frame draw:style-name="gr13" draw:text-style-name="P15" draw:layer="layout" svg:width="22.16cm" svg:height="0.962cm" svg:x="3.941cm" svg:y="2.681cm">
          <draw:text-box>
            <text:p text:style-name="P14"><text:span text:style-name="T2">Triggered from Application. Data flow from application to UART (send*/put*) <text:s text:c="2"/></text:span></text:p>
          </draw:text-box>
        </draw:frame>
        <draw:frame draw:style-name="gr9" draw:text-style-name="P11" draw:layer="layout" svg:width="4.593cm" svg:height="0.962cm" svg:x="13.378cm" svg:y="9.233cm">
          <draw:text-box>
            <text:p text:style-name="P10"><text:span text:style-name="T5">putDataByte(c)</text:span></text:p>
          </draw:text-box>
        </draw:frame>
        <draw:frame draw:style-name="gr9" draw:text-style-name="P11" draw:layer="layout" svg:width="4.593cm" svg:height="0.962cm" svg:x="13.379cm" svg:y="10.433cm">
          <draw:text-box>
            <text:p text:style-name="P10"><text:span text:style-name="T5">putDataByte(c)</text:span></text:p>
          </draw:text-box>
        </draw:frame>
        <draw:line draw:style-name="gr8" draw:text-style-name="P6" draw:layer="layout" svg:x1="4.733cm" svg:y1="14.98cm" svg:x2="12.318cm" svg:y2="15.715cm">
          <text:p/>
        </draw:line>
        <draw:frame draw:style-name="gr9" draw:text-style-name="P11" draw:layer="layout" svg:width="4.094cm" svg:height="0.962cm" svg:x="5.725cm" svg:y="14.381cm">
          <draw:text-box>
            <text:p text:style-name="P10"><text:span text:style-name="T5">sendMsg()</text:span></text:p>
          </draw:text-box>
        </draw:frame>
        <draw:custom-shape draw:style-name="gr14" draw:text-style-name="P16" draw:layer="layout" svg:width="0.782cm" svg:height="0.535cm" svg:x="11.801cm" svg:y="17.92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31cm" svg:height="0.354cm" draw:transform="rotate (1.5707963267949) translate (12.2cm 8.84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0.12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1.42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3.82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7.932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1.065cm" svg:x="12.629cm" svg:y="15.778cm" svg:viewBox="0 0 831 1066" svg:d="M29 8c329-30 873-3 794 529l-147 294-441 235h-235">
          <text:p/>
        </draw:path>
        <draw:frame draw:style-name="gr9" draw:text-style-name="P11" draw:layer="layout" svg:width="4.593cm" svg:height="0.962cm" svg:x="12.988cm" svg:y="15.211cm">
          <draw:text-box>
            <text:p text:style-name="P10"><text:span text:style-name="T5">putCommand(BOM)</text:span></text:p>
          </draw:text-box>
        </draw:frame>
        <draw:frame draw:style-name="gr9" draw:text-style-name="P11" draw:layer="layout" svg:width="4.593cm" svg:height="0.962cm" svg:x="17.335cm" svg:y="16.467cm">
          <draw:text-box>
            <text:p text:style-name="P10"><text:span text:style-name="T5">putByte()</text:span></text:p>
          </draw:text-box>
        </draw:frame>
        <draw:line draw:style-name="gr10" draw:text-style-name="P6" draw:layer="layout" svg:x1="12.582cm" svg:y1="16.827cm" svg:x2="22.519cm" svg:y2="17.562cm">
          <text:p/>
        </draw:line>
        <draw:frame draw:style-name="gr7" draw:text-style-name="P9" draw:layer="layout" svg:width="0.47cm" svg:height="0.414cm" draw:transform="rotate (1.5707963267949) translate (22.56cm 19.232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8.127cm" svg:x2="22.519cm" svg:y2="18.862cm">
          <text:p/>
        </draw:line>
        <draw:path draw:style-name="gr10" draw:text-style-name="P6" draw:layer="layout" svg:width="0.83cm" svg:height="0.648cm" svg:x="12.63cm" svg:y="17.495cm" svg:viewBox="0 0 831 649" svg:d="M29 5c329-18 873-2 794 322l-147 179-441 143h-235">
          <text:p/>
        </draw:path>
        <draw:frame draw:style-name="gr9" draw:text-style-name="P11" draw:layer="layout" svg:width="4.593cm" svg:height="0.962cm" svg:x="17.336cm" svg:y="17.767cm">
          <draw:text-box>
            <text:p text:style-name="P10"><text:span text:style-name="T5">putByte()</text:span></text:p>
          </draw:text-box>
        </draw:frame>
        <draw:frame draw:style-name="gr9" draw:text-style-name="P11" draw:layer="layout" svg:width="4.593cm" svg:height="0.962cm" svg:x="13.378cm" svg:y="17.234cm">
          <draw:text-box>
            <text:p text:style-name="P10"><text:span text:style-name="T5">putDataByte(c)</text:span></text:p>
          </draw:text-box>
        </draw:frame>
        <draw:frame draw:style-name="gr7" draw:text-style-name="P9" draw:layer="layout" svg:width="1.431cm" svg:height="0.354cm" draw:transform="rotate (1.5707963267949) translate (12.2cm 16.84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8.127cm)">
          <draw:image xlink:href="Pictures/10000000000002140000000C627B596ACE7A1C24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9">
        <office:forms form:automatic-focus="false" form:apply-design-mode="false"/>
        <draw:frame draw:style-name="gr3" draw:text-style-name="P19" draw:layer="layout" svg:width="5.281cm" svg:height="2.071cm" svg:x="22.042cm" svg:y="3.666cm">
          <draw:text-box>
            <text:p text:style-name="P18"><text:span text:style-name="T3">UART/Radiolink</text:span></text:p>
            <text:p text:style-name="P18"><text:span text:style-name="T4">Driver</text:span></text:p>
          </draw:text-box>
        </draw:frame>
        <draw:frame draw:style-name="gr4" draw:text-style-name="P19" draw:layer="layout" svg:width="8.588cm" svg:height="2.071cm" svg:x="8.315cm" svg:y="3.666cm">
          <draw:text-box>
            <text:p text:style-name="P18"><text:span text:style-name="T3">S3P-Synchonous-Interface</text:span></text:p>
            <text:p text:style-name="P18"><text:span text:style-name="T4">S3pReceiverSyncrhonous</text:span></text:p>
          </draw:text-box>
        </draw:frame>
        <draw:frame draw:style-name="gr5" draw:text-style-name="P19" draw:layer="layout" svg:width="3.965cm" svg:height="1.214cm" svg:x="0.98cm" svg:y="4.523cm">
          <draw:text-box>
            <text:p text:style-name="P18"><text:span text:style-name="T3">Application</text:span></text:p>
          </draw:text-box>
        </draw:frame>
        <draw:frame draw:style-name="gr6" draw:text-style-name="P6" draw:layer="layout" svg:width="12.024cm" svg:height="0.475cm" draw:transform="rotate (1.5707963267949) translate (4.285cm 17.622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58cm" svg:y="0.19cm" presentation:class="title" presentation:user-transformed="true">
          <draw:text-box>
            <text:p><text:span text:style-name="T1">Receive Synchronously </text:span></text:p>
          </draw:text-box>
        </draw:frame>
        <draw:frame draw:style-name="gr6" draw:text-style-name="P6" draw:layer="layout" svg:width="12.024cm" svg:height="0.475cm" draw:transform="rotate (1.5707963267949) translate (12.1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1.18cm" svg:height="0.405cm" draw:transform="rotate (1.5707963267949) translate (4.298cm 6.85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6.491cm" svg:height="0.354cm" draw:transform="rotate (1.5707963267949) translate (12.2cm 13.90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9.931cm)">
          <draw:image xlink:href="Pictures/10000000000002140000000C45B8382544ED3EC7.gif" xlink:type="simple" xlink:show="embed" xlink:actuate="onLoad">
            <text:p/>
          </draw:image>
        </draw:frame>
        <draw:line draw:style-name="gr8" draw:text-style-name="P6" draw:layer="layout" svg:x1="4.733cm" svg:y1="6.88cm" svg:x2="12.318cm" svg:y2="7.615cm">
          <text:p/>
        </draw:line>
        <draw:frame draw:style-name="gr9" draw:text-style-name="P11" draw:layer="layout" svg:width="4.094cm" svg:height="0.962cm" svg:x="6.07cm" svg:y="6.424cm">
          <draw:text-box>
            <text:p><text:span text:style-name="T5">getMsg()</text:span></text:p>
          </draw:text-box>
        </draw:frame>
        <draw:path draw:style-name="gr10" draw:text-style-name="P6" draw:layer="layout" svg:width="0.83cm" svg:height="1.065cm" svg:x="12.629cm" svg:y="7.777cm" svg:viewBox="0 0 831 1066" svg:d="M29 8c329-30 873-3 794 529l-147 294-441 235h-235">
          <text:p/>
        </draw:path>
        <draw:frame draw:style-name="gr9" draw:text-style-name="P11" draw:layer="layout" svg:width="4.593cm" svg:height="0.962cm" svg:x="13.103cm" svg:y="7.385cm">
          <draw:text-box>
            <text:p><text:span text:style-name="T5">getDualByte()</text:span></text:p>
          </draw:text-box>
        </draw:frame>
        <draw:frame draw:style-name="gr9" draw:text-style-name="P11" draw:layer="layout" svg:width="4.593cm" svg:height="0.962cm" svg:x="16.904cm" svg:y="8.453cm">
          <draw:text-box>
            <text:p><text:span text:style-name="T5">getByte()</text:span></text:p>
          </draw:text-box>
        </draw:frame>
        <draw:line draw:style-name="gr10" draw:text-style-name="P6" draw:layer="layout" svg:x1="12.582cm" svg:y1="8.826cm" svg:x2="22.519cm" svg:y2="9.561cm">
          <text:p/>
        </draw:line>
        <draw:frame draw:style-name="gr7" draw:text-style-name="P9" draw:layer="layout" svg:width="2.94cm" svg:height="0.405cm" draw:transform="rotate (1.5707963267949) translate (4.299cm 17.463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1.231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1.065cm" svg:x="12.629cm" svg:y="9.077cm" svg:viewBox="0 0 831 1066" svg:d="M29 8c329-30 873-3 794 529l-147 294-441 235h-235">
          <text:p/>
        </draw:path>
        <draw:line draw:style-name="gr10" draw:text-style-name="P6" draw:layer="layout" svg:x1="12.582cm" svg:y1="10.126cm" svg:x2="22.519cm" svg:y2="10.861cm">
          <text:p/>
        </draw:line>
        <draw:frame draw:style-name="gr7" draw:text-style-name="P9" draw:layer="layout" svg:width="0.47cm" svg:height="0.414cm" draw:transform="rotate (1.5707963267949) translate (22.56cm 12.431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1.065cm" svg:x="12.629cm" svg:y="10.277cm" svg:viewBox="0 0 831 1066" svg:d="M29 8c329-30 873-3 794 529l-147 294-441 235h-235">
          <text:p/>
        </draw:path>
        <draw:line draw:style-name="gr10" draw:text-style-name="P6" draw:layer="layout" svg:x1="12.582cm" svg:y1="11.326cm" svg:x2="22.519cm" svg:y2="12.061cm">
          <text:p/>
        </draw:line>
        <draw:frame draw:style-name="gr7" draw:text-style-name="P9" draw:layer="layout" svg:width="0.47cm" svg:height="0.414cm" draw:transform="rotate (1.5707963267949) translate (22.56cm 14.831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1.065cm" svg:x="12.629cm" svg:y="12.677cm" svg:viewBox="0 0 831 1066" svg:d="M29 8c329-30 873-3 794 529l-147 294-441 235h-235">
          <text:p/>
        </draw:path>
        <draw:line draw:style-name="gr10" draw:text-style-name="P6" draw:layer="layout" svg:x1="12.582cm" svg:y1="13.726cm" svg:x2="22.519cm" svg:y2="14.461cm">
          <text:p/>
        </draw:line>
        <draw:frame draw:style-name="gr11" draw:text-style-name="P13" draw:layer="layout" svg:width="0.599cm" svg:height="1.433cm" svg:x="12.864cm" svg:y="11.343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3" draw:layer="layout" svg:width="0.599cm" svg:height="1.433cm" svg:x="22.978cm" svg:y="12.696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custom-shape draw:style-name="gr14" draw:text-style-name="P16" draw:layer="layout" svg:width="0.782cm" svg:height="0.535cm" svg:x="11.8cm" svg:y="8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0.782cm" svg:height="0.535cm" svg:x="11.8cm" svg:y="10.1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0.782cm" svg:height="0.959cm" svg:x="11.8cm" svg:y="11.426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593cm" svg:height="0.962cm" svg:x="16.905cm" svg:y="9.753cm">
          <draw:text-box>
            <text:p><text:span text:style-name="T5">getByte()</text:span></text:p>
          </draw:text-box>
        </draw:frame>
        <draw:frame draw:style-name="gr9" draw:text-style-name="P11" draw:layer="layout" svg:width="4.593cm" svg:height="0.962cm" svg:x="16.906cm" svg:y="10.953cm">
          <draw:text-box>
            <text:p><text:span text:style-name="T5">getByte()</text:span></text:p>
          </draw:text-box>
        </draw:frame>
        <draw:frame draw:style-name="gr9" draw:text-style-name="P11" draw:layer="layout" svg:width="4.593cm" svg:height="0.962cm" svg:x="16.907cm" svg:y="13.353cm">
          <draw:text-box>
            <text:p><text:span text:style-name="T5">getByte()</text:span></text:p>
          </draw:text-box>
        </draw:frame>
        <draw:frame draw:style-name="gr9" draw:text-style-name="P11" draw:layer="layout" svg:width="4.593cm" svg:height="0.962cm" svg:x="13.105cm" svg:y="12.385cm">
          <draw:text-box>
            <text:p><text:span text:style-name="T5">getDualByte()</text:span></text:p>
          </draw:text-box>
        </draw:frame>
        <draw:frame draw:style-name="gr16" draw:text-style-name="P13" draw:layer="layout" svg:width="5.032cm" svg:height="3.403cm" svg:x="4.393cm" svg:y="8.023cm">
          <draw:text-box>
            <text:p><text:span text:style-name="T6">.</text:span></text:p>
            <text:p><text:span text:style-name="T6">.</text:span></text:p>
            <text:p><text:span text:style-name="T6">.</text:span></text:p>
            <text:p><text:span text:style-name="T7">Waiting getMsg() to conclude</text:span></text:p>
            <text:p><text:span text:style-name="T6">.</text:span></text:p>
            <text:p><text:span text:style-name="T6">.</text:span></text:p>
            <text:p><text:span text:style-name="T6">.</text:span></text:p>
            <text:p><text:span text:style-name="T6"/></text:p>
          </draw:text-box>
        </draw:frame>
        <draw:frame draw:style-name="gr17" draw:text-style-name="P15" draw:layer="layout" svg:width="20.365cm" svg:height="0.962cm" svg:x="3.942cm" svg:y="2.681cm">
          <draw:text-box>
            <text:p><text:span text:style-name="T2">Triggered from Application. Data flow from UART to application (get*)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synchronous mode </text:span></text:p>
          </draw:text-box>
        </draw:frame>
        <draw:frame draw:style-name="gr1" draw:text-style-name="P2" draw:layer="layout" svg:width="19.558cm" svg:height="9.494cm" svg:x="2.257cm" svg:y="4.669cm">
          <draw:text-box>
            <text:p><text:span text:style-name="T2">The UART/Radiolink triggers the actions</text:span></text:p>
            <text:p><text:span text:style-name="T2"/></text:p>
            <text:p><text:span text:style-name="T2"/></text:p>
            <text:p><text:span text:style-name="T2">When sending</text:span></text:p>
            <text:p><text:span text:style-name="T2"><text:tab/></text:span><text:span text:style-name="T2">Control Flow from UART to Application</text:span></text:p>
            <text:p><text:span text:style-name="T2"><text:tab/></text:span><text:span text:style-name="T2">Data Flow from Application to UART <text:s/>(Send &amp; put)</text:span></text:p>
            <text:p><text:span text:style-name="T2"/></text:p>
            <text:p><text:span text:style-name="T2">When receiving</text:span></text:p>
            <text:p text:style-name="P1"><text:span text:style-name="T2"><text:tab/></text:span><text:span text:style-name="T2">Control Flow from UART to Application</text:span></text:p>
            <text:p text:style-name="P1"><text:span text:style-name="T2"><text:tab/></text:span><text:span text:style-name="T2">Data Flow from UART to Application (Request &amp; get)</text:span></text:p>
            <text:p><text:span text:style-name="T2"/></text:p>
            <text:p><text:span text:style-name="T2"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9">
        <office:forms form:automatic-focus="false" form:apply-design-mode="false"/>
        <draw:frame draw:style-name="gr3" draw:text-style-name="P5" draw:layer="layout" svg:width="5.281cm" svg:height="2.071cm" svg:x="22.042cm" svg:y="3.666cm">
          <draw:text-box>
            <text:p text:style-name="P4"><text:span text:style-name="T3">UART/Radiolink</text:span></text:p>
            <text:p text:style-name="P4"><text:span text:style-name="T4">Driver</text:span></text:p>
          </draw:text-box>
        </draw:frame>
        <draw:frame draw:style-name="gr18" draw:text-style-name="P5" draw:layer="layout" svg:width="9.189cm" svg:height="2.071cm" svg:x="8.315cm" svg:y="2.866cm">
          <draw:text-box>
            <text:p text:style-name="P4"><text:span text:style-name="T3">S3P-Synchonous-Interface</text:span></text:p>
            <text:p text:style-name="P4"><text:span text:style-name="T4"><text:s text:c="6"/></text:span><text:span text:style-name="T4">S3pReceiverAsyncrhonous</text:span></text:p>
          </draw:text-box>
        </draw:frame>
        <draw:frame draw:style-name="gr5" draw:text-style-name="P5" draw:layer="layout" svg:width="3.965cm" svg:height="1.214cm" svg:x="0.29cm" svg:y="4.523cm">
          <draw:text-box>
            <text:p text:style-name="P4"><text:span text:style-name="T3">Application</text:span></text:p>
          </draw:text-box>
        </draw:frame>
        <draw:frame draw:style-name="gr6" draw:text-style-name="P6" draw:layer="layout" svg:width="12.024cm" svg:height="0.475cm" draw:transform="rotate (1.5707963267949) translate (2.93cm 17.57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58cm" svg:y="-0.41cm" presentation:class="title" presentation:user-transformed="true">
          <draw:text-box>
            <text:p><text:span text:style-name="T1">Receive Asynchronously </text:span></text:p>
          </draw:text-box>
        </draw:frame>
        <draw:frame draw:style-name="gr6" draw:text-style-name="P6" draw:layer="layout" svg:width="12.676cm" svg:height="0.475cm" draw:transform="rotate (1.5707963267949) translate (13.3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0.715cm" svg:height="0.405cm" draw:transform="rotate (1.5707963267949) translate (2.985cm 9.627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752cm" svg:height="0.354cm" draw:transform="rotate (1.5707963267949) translate (13.4cm 8.4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7.231cm)">
          <draw:image xlink:href="Pictures/10000000000002140000000C45B8382544ED3EC7.gif" xlink:type="simple" xlink:show="embed" xlink:actuate="onLoad">
            <text:p/>
          </draw:image>
        </draw:frame>
        <draw:frame draw:style-name="gr9" draw:text-style-name="P11" draw:layer="layout" svg:width="3.342cm" svg:height="0.962cm" svg:x="16.242cm" svg:y="6.479cm">
          <draw:text-box>
            <text:p text:style-name="P10"><text:span text:style-name="T5">putByte()</text:span></text:p>
          </draw:text-box>
        </draw:frame>
        <draw:line draw:style-name="gr10" draw:text-style-name="P6" draw:layer="layout" svg:x1="22.403cm" svg:y1="6.77cm" svg:x2="13.754cm" svg:y2="7.715cm">
          <text:p/>
        </draw:line>
        <draw:polygon draw:style-name="gr19" draw:text-style-name="P20" draw:layer="layout" svg:width="0.87cm" svg:height="1.024cm" svg:x="22.974cm" svg:y="5.8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5.856cm">
          <draw:text-box>
            <text:p text:style-name="P12"><text:span text:style-name="T8">Interrupt</text:span></text:p>
          </draw:text-box>
        </draw:frame>
        <draw:line draw:style-name="gr10" draw:text-style-name="P6" draw:layer="layout" svg:x1="13.4cm" svg:y1="8.467cm" svg:x2="3.398cm" svg:y2="9.001cm">
          <text:p/>
        </draw:line>
        <draw:frame draw:style-name="gr7" draw:text-style-name="P9" draw:layer="layout" svg:width="0.752cm" svg:height="0.354cm" draw:transform="rotate (1.5707963267949) translate (13.4cm 9.7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8.5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8.07cm" svg:x2="13.754cm" svg:y2="9.015cm">
          <text:p/>
        </draw:line>
        <draw:polygon draw:style-name="gr19" draw:text-style-name="P20" draw:layer="layout" svg:width="0.87cm" svg:height="1.024cm" svg:x="22.974cm" svg:y="7.1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7.156cm">
          <draw:text-box>
            <text:p text:style-name="P12"><text:span text:style-name="T8">Interrupt</text:span></text:p>
          </draw:text-box>
        </draw:frame>
        <draw:frame draw:style-name="gr7" draw:text-style-name="P9" draw:layer="layout" svg:width="0.752cm" svg:height="0.354cm" draw:transform="rotate (1.5707963267949) translate (13.4cm 12.0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0.8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0.37cm" svg:x2="13.754cm" svg:y2="11.315cm">
          <text:p/>
        </draw:line>
        <draw:polygon draw:style-name="gr19" draw:text-style-name="P20" draw:layer="layout" svg:width="0.87cm" svg:height="1.024cm" svg:x="22.974cm" svg:y="9.4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9.456cm">
          <draw:text-box>
            <text:p text:style-name="P12"><text:span text:style-name="T8">Interrupt</text:span></text:p>
          </draw:text-box>
        </draw:frame>
        <draw:frame draw:style-name="gr11" draw:text-style-name="P13" draw:layer="layout" svg:width="0.599cm" svg:height="1.433cm" svg:x="22.979cm" svg:y="8.497cm">
          <draw:text-box>
            <text:p text:style-name="P12"><text:span text:style-name="T6">.</text:span></text:p>
            <text:p text:style-name="P12"><text:span text:style-name="T6">.</text:span></text:p>
            <text:p text:style-name="P12"><text:span text:style-name="T6">.</text:span></text:p>
          </draw:text-box>
        </draw:frame>
        <draw:frame draw:style-name="gr11" draw:text-style-name="P13" draw:layer="layout" svg:width="0.599cm" svg:height="1.433cm" svg:x="13.68cm" svg:y="9.898cm">
          <draw:text-box>
            <text:p text:style-name="P12"><text:span text:style-name="T6">.</text:span></text:p>
            <text:p text:style-name="P12"><text:span text:style-name="T6">.</text:span></text:p>
            <text:p text:style-name="P12"><text:span text:style-name="T6">.</text:span></text:p>
          </draw:text-box>
        </draw:frame>
        <draw:frame draw:style-name="gr7" draw:text-style-name="P9" draw:layer="layout" svg:width="0.47cm" svg:height="0.414cm" draw:transform="rotate (1.5707963267949) translate (22.56cm 14.9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4.47cm" svg:x2="13.754cm" svg:y2="15.415cm">
          <text:p/>
        </draw:line>
        <draw:polygon draw:style-name="gr19" draw:text-style-name="P20" draw:layer="layout" svg:width="0.87cm" svg:height="1.024cm" svg:x="22.974cm" svg:y="13.5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13.556cm">
          <draw:text-box>
            <text:p text:style-name="P12"><text:span text:style-name="T8">Interrupt</text:span></text:p>
          </draw:text-box>
        </draw:frame>
        <draw:frame draw:style-name="gr21" draw:text-style-name="P11" draw:layer="layout" svg:width="5.484cm" svg:height="1.199cm" svg:x="6.759cm" svg:y="7.877cm">
          <draw:text-box>
            <text:p text:style-name="P10"><text:span text:style-name="T5">requestBufferToWrite()</text:span></text:p>
          </draw:text-box>
        </draw:frame>
        <draw:frame draw:style-name="gr7" draw:text-style-name="P9" draw:layer="layout" svg:width="0.752cm" svg:height="0.354cm" draw:transform="rotate (1.5707963267949) translate (13.4cm 13.468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2.232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1.771cm" svg:x2="13.754cm" svg:y2="12.716cm">
          <text:p/>
        </draw:line>
        <draw:polygon draw:style-name="gr19" draw:text-style-name="P20" draw:layer="layout" svg:width="0.87cm" svg:height="1.024cm" svg:x="22.974cm" svg:y="10.898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10.857cm">
          <draw:text-box>
            <text:p text:style-name="P12"><text:span text:style-name="T8">Interrupt</text:span></text:p>
          </draw:text-box>
        </draw:frame>
        <draw:frame draw:style-name="gr7" draw:text-style-name="P9" draw:layer="layout" svg:width="0.752cm" svg:height="0.354cm" draw:transform="rotate (1.5707963267949) translate (13.401cm 16.167cm)">
          <draw:image xlink:href="Pictures/10000000000002140000000C627B596ACE7A1C24.gif" xlink:type="simple" xlink:show="embed" xlink:actuate="onLoad">
            <text:p/>
          </draw:image>
        </draw:frame>
        <draw:frame draw:style-name="gr22" draw:text-style-name="P15" draw:layer="layout" svg:width="21.491cm" svg:height="0.962cm" svg:x="4.142cm" svg:y="1.881cm">
          <draw:text-box>
            <text:p text:style-name="P14"><text:span text:style-name="T2">Triggered from UART. Data flow from UART to application (request*/put*) <text:s text:c="2"/></text:span></text:p>
          </draw:text-box>
        </draw:frame>
        <draw:frame draw:style-name="gr7" draw:text-style-name="P9" draw:layer="layout" svg:width="0.715cm" svg:height="0.405cm" draw:transform="rotate (1.5707963267949) translate (2.986cm 14.228cm)">
          <draw:image xlink:href="Pictures/10000000000002140000000C9D53764F149D01F2.gif" xlink:type="simple" xlink:show="embed" xlink:actuate="onLoad">
            <text:p/>
          </draw:image>
        </draw:frame>
        <draw:line draw:style-name="gr10" draw:text-style-name="P6" draw:layer="layout" svg:x1="13.401cm" svg:y1="13.068cm" svg:x2="3.399cm" svg:y2="13.602cm">
          <text:p/>
        </draw:line>
        <draw:frame draw:style-name="gr21" draw:text-style-name="P11" draw:layer="layout" svg:width="5.484cm" svg:height="1.199cm" svg:x="6.76cm" svg:y="12.478cm">
          <draw:text-box>
            <text:p text:style-name="P10"><text:span text:style-name="T5">endOfMessage()</text:span></text:p>
          </draw:text-box>
        </draw:frame>
        <draw:frame draw:style-name="gr7" draw:text-style-name="P9" draw:layer="layout" svg:width="0.715cm" svg:height="0.405cm" draw:transform="rotate (1.5707963267949) translate (2.987cm 16.829cm)">
          <draw:image xlink:href="Pictures/10000000000002140000000C9D53764F149D01F2.gif" xlink:type="simple" xlink:show="embed" xlink:actuate="onLoad">
            <text:p/>
          </draw:image>
        </draw:frame>
        <draw:line draw:style-name="gr10" draw:text-style-name="P6" draw:layer="layout" svg:x1="13.402cm" svg:y1="15.669cm" svg:x2="3.4cm" svg:y2="16.203cm">
          <text:p/>
        </draw:line>
        <draw:frame draw:style-name="gr21" draw:text-style-name="P11" draw:layer="layout" svg:width="5.484cm" svg:height="1.199cm" svg:x="6.761cm" svg:y="15.079cm">
          <draw:text-box>
            <text:p text:style-name="P10"><text:span text:style-name="T5">requestBufferToWrite()</text:span></text:p>
          </draw:text-box>
        </draw:frame>
        <draw:frame draw:style-name="gr23" draw:text-style-name="P11" draw:layer="layout" svg:width="3.301cm" svg:height="0.725cm" svg:x="13.812cm" svg:y="7.847cm">
          <draw:text-box>
            <text:p text:style-name="P10"><text:span text:style-name="T5">BOM</text:span></text:p>
          </draw:text-box>
        </draw:frame>
        <draw:frame draw:style-name="gr23" draw:text-style-name="P11" draw:layer="layout" svg:width="3.301cm" svg:height="0.725cm" svg:x="13.813cm" svg:y="9.148cm">
          <draw:text-box>
            <text:p text:style-name="P10"><text:span text:style-name="T5">data</text:span></text:p>
          </draw:text-box>
        </draw:frame>
        <draw:frame draw:style-name="gr23" draw:text-style-name="P11" draw:layer="layout" svg:width="3.301cm" svg:height="0.725cm" svg:x="13.814cm" svg:y="11.349cm">
          <draw:text-box>
            <text:p text:style-name="P10"><text:span text:style-name="T5">data</text:span></text:p>
          </draw:text-box>
        </draw:frame>
        <draw:frame draw:style-name="gr23" draw:text-style-name="P11" draw:layer="layout" svg:width="3.301cm" svg:height="0.725cm" svg:x="13.815cm" svg:y="12.75cm">
          <draw:text-box>
            <text:p text:style-name="P10"><text:span text:style-name="T5">EOM</text:span></text:p>
          </draw:text-box>
        </draw:frame>
        <draw:frame draw:style-name="gr23" draw:text-style-name="P11" draw:layer="layout" svg:width="3.301cm" svg:height="0.725cm" svg:x="13.815cm" svg:y="11.35cm">
          <draw:text-box>
            <text:p text:style-name="P10"><text:span text:style-name="T5">data</text:span></text:p>
          </draw:text-box>
        </draw:frame>
        <draw:frame draw:style-name="gr23" draw:text-style-name="P11" draw:layer="layout" svg:width="3.301cm" svg:height="0.725cm" svg:x="13.813cm" svg:y="15.548cm">
          <draw:text-box>
            <text:p text:style-name="P10"><text:span text:style-name="T5">B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9">
        <office:forms form:automatic-focus="false" form:apply-design-mode="false"/>
        <draw:frame draw:style-name="gr3" draw:text-style-name="P5" draw:layer="layout" svg:width="5.281cm" svg:height="2.071cm" svg:x="22.042cm" svg:y="3.666cm">
          <draw:text-box>
            <text:p text:style-name="P18"><text:span text:style-name="T9">UART/Radiolink</text:span></text:p>
            <text:p text:style-name="P18"><text:span text:style-name="T10">Driver</text:span></text:p>
          </draw:text-box>
        </draw:frame>
        <draw:frame draw:style-name="gr24" draw:text-style-name="P5" draw:layer="layout" svg:width="12.499cm" svg:height="3.891cm" svg:x="8.315cm" svg:y="2.866cm">
          <draw:text-box>
            <text:p text:style-name="P18"><text:span text:style-name="T9">S3P-Synchonous-Interface</text:span></text:p>
            <text:p text:style-name="P18"><text:span text:style-name="T10"><text:s text:c="7"/></text:span><text:span text:style-name="T10">S3pSenderAsyncrhonous</text:span></text:p>
            <text:p text:style-name="P18"><text:span text:style-name="T9"/></text:p>
          </draw:text-box>
        </draw:frame>
        <draw:frame draw:style-name="gr5" draw:text-style-name="P5" draw:layer="layout" svg:width="3.965cm" svg:height="1.214cm" svg:x="0.581cm" svg:y="3.439cm">
          <draw:text-box>
            <text:p text:style-name="P18"><text:span text:style-name="T9">Application</text:span></text:p>
          </draw:text-box>
        </draw:frame>
        <draw:frame presentation:style-name="pr1" draw:text-style-name="P23" draw:layer="layout" svg:width="28cm" svg:height="3.506cm" svg:x="0cm" svg:y="-0.61cm" presentation:class="title" presentation:user-transformed="true">
          <draw:text-box>
            <text:p text:style-name="P22"><text:span text:style-name="T11">Send Asynchronously (byte for Byte) </text:span></text:p>
          </draw:text-box>
        </draw:frame>
        <draw:frame draw:style-name="gr6" draw:text-style-name="P6" draw:layer="layout" svg:width="12.024cm" svg:height="0.475cm" draw:transform="rotate (1.5707963267949) translate (13.386cm 16.8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6.8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0.752cm" svg:height="0.354cm" draw:transform="rotate (1.5707963267949) translate (13.4cm 7.8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6.631cm)">
          <draw:image xlink:href="Pictures/10000000000002140000000C45B8382544ED3EC7.gif" xlink:type="simple" xlink:show="embed" xlink:actuate="onLoad">
            <text:p/>
          </draw:image>
        </draw:frame>
        <draw:frame draw:style-name="gr23" draw:text-style-name="P11" draw:layer="layout" svg:width="3.301cm" svg:height="0.725cm" svg:x="10.1cm" svg:y="7.115cm">
          <draw:text-box>
            <text:p><text:span text:style-name="T5">getDualByte()</text:span></text:p>
          </draw:text-box>
        </draw:frame>
        <draw:frame draw:style-name="gr25" draw:text-style-name="P11" draw:layer="layout" svg:width="4.456cm" svg:height="0.845cm" svg:x="16.242cm" svg:y="5.879cm">
          <draw:text-box>
            <text:p><text:span text:style-name="T5">getByteOrNODATA()</text:span></text:p>
          </draw:text-box>
        </draw:frame>
        <draw:line draw:style-name="gr10" draw:text-style-name="P6" draw:layer="layout" svg:x1="22.403cm" svg:y1="6.17cm" svg:x2="13.754cm" svg:y2="7.115cm">
          <text:p/>
        </draw:line>
        <draw:polygon draw:style-name="gr19" draw:text-style-name="P20" draw:layer="layout" svg:width="0.87cm" svg:height="1.024cm" svg:x="22.974cm" svg:y="5.2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5.056cm">
          <draw:text-box>
            <text:p><text:span text:style-name="T8">Interrupt</text:span></text:p>
          </draw:text-box>
        </draw:frame>
        <draw:frame draw:style-name="gr6" draw:text-style-name="P6" draw:layer="layout" svg:width="12.139cm" svg:height="0.475cm" draw:transform="rotate (1.5707963267949) translate (3.486cm 16.822cm)">
          <draw:image xlink:href="Pictures/10000201000003EA00000012F45AE30264763EF5.png" xlink:type="simple" xlink:show="embed" xlink:actuate="onLoad">
            <text:p/>
          </draw:image>
        </draw:frame>
        <draw:frame draw:style-name="gr26" draw:text-style-name="P24" draw:layer="layout" svg:width="1.064cm" svg:height="0.432cm" draw:transform="rotate (1.5707963267949) translate (3.505cm 9.0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7.633cm" svg:x2="3.836cm" svg:y2="8.169cm">
          <text:p/>
        </draw:line>
        <draw:frame draw:style-name="gr7" draw:text-style-name="P9" draw:layer="layout" svg:width="0.752cm" svg:height="0.354cm" draw:transform="rotate (1.5707963267949) translate (13.4cm 9.1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7.9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7.47cm" svg:x2="13.754cm" svg:y2="8.415cm">
          <text:p/>
        </draw:line>
        <draw:polygon draw:style-name="gr19" draw:text-style-name="P20" draw:layer="layout" svg:width="0.87cm" svg:height="1.024cm" svg:x="22.974cm" svg:y="6.5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6.356cm">
          <draw:text-box>
            <text:p><text:span text:style-name="T8">Interrupt</text:span></text:p>
          </draw:text-box>
        </draw:frame>
        <draw:frame draw:style-name="gr26" draw:text-style-name="P24" draw:layer="layout" svg:width="1.064cm" svg:height="0.432cm" draw:transform="rotate (1.5707963267949) translate (3.505cm 10.3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8.933cm" svg:x2="3.942cm" svg:y2="9.466cm">
          <text:p/>
        </draw:line>
        <draw:frame draw:style-name="gr7" draw:text-style-name="P9" draw:layer="layout" svg:width="0.752cm" svg:height="0.354cm" draw:transform="rotate (1.5707963267949) translate (13.4cm 11.4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0.2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9.77cm" svg:x2="13.754cm" svg:y2="10.715cm">
          <text:p/>
        </draw:line>
        <draw:polygon draw:style-name="gr19" draw:text-style-name="P20" draw:layer="layout" svg:width="0.87cm" svg:height="1.024cm" svg:x="22.974cm" svg:y="8.8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8.656cm">
          <draw:text-box>
            <text:p><text:span text:style-name="T8">Interrupt</text:span></text:p>
          </draw:text-box>
        </draw:frame>
        <draw:line draw:style-name="gr10" draw:text-style-name="P6" draw:layer="layout" svg:x1="13.401cm" svg:y1="11.233cm" svg:x2="3.938cm" svg:y2="11.729cm">
          <text:p/>
        </draw:line>
        <draw:frame draw:style-name="gr11" draw:text-style-name="P13" draw:layer="layout" svg:width="0.599cm" svg:height="1.433cm" svg:x="22.979cm" svg:y="7.897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3" draw:layer="layout" svg:width="0.599cm" svg:height="1.433cm" svg:x="13.68cm" svg:y="9.2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3" draw:layer="layout" svg:width="0.599cm" svg:height="1.433cm" svg:x="3.881cm" svg:y="10.2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7" draw:text-style-name="P9" draw:layer="layout" svg:width="0.752cm" svg:height="0.354cm" draw:transform="rotate (1.5707963267949) translate (13.4cm 14.1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2.9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2.47cm" svg:x2="13.754cm" svg:y2="13.415cm">
          <text:p/>
        </draw:line>
        <draw:polygon draw:style-name="gr19" draw:text-style-name="P20" draw:layer="layout" svg:width="0.87cm" svg:height="1.024cm" svg:x="22.974cm" svg:y="11.5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11.356cm">
          <draw:text-box>
            <text:p><text:span text:style-name="T8">Interrupt</text:span></text:p>
          </draw:text-box>
        </draw:frame>
        <draw:frame draw:style-name="gr26" draw:text-style-name="P24" draw:layer="layout" svg:width="1.064cm" svg:height="0.432cm" draw:transform="rotate (1.5707963267949) translate (3.505cm 15.4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13.933cm" svg:x2="3.937cm" svg:y2="14.593cm">
          <text:p/>
        </draw:line>
        <draw:frame draw:style-name="gr11" draw:text-style-name="P13" draw:layer="layout" svg:width="0.599cm" svg:height="1.433cm" svg:x="13.68cm" svg:y="11.9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25" draw:text-style-name="P11" draw:layer="layout" svg:width="4.456cm" svg:height="0.845cm" svg:x="16.242cm" svg:y="7.08cm">
          <draw:text-box>
            <text:p><text:span text:style-name="T5">getByteOrNODATA()</text:span></text:p>
          </draw:text-box>
        </draw:frame>
        <draw:frame draw:style-name="gr25" draw:text-style-name="P11" draw:layer="layout" svg:width="4.456cm" svg:height="0.845cm" svg:x="16.242cm" svg:y="9.181cm">
          <draw:text-box>
            <text:p><text:span text:style-name="T5">getByteOrNODATA()</text:span></text:p>
          </draw:text-box>
        </draw:frame>
        <draw:frame draw:style-name="gr25" draw:text-style-name="P11" draw:layer="layout" svg:width="4.456cm" svg:height="0.845cm" svg:x="16.242cm" svg:y="11.982cm">
          <draw:text-box>
            <text:p><text:span text:style-name="T5">getByteOrNODATA()</text:span></text:p>
          </draw:text-box>
        </draw:frame>
        <draw:frame draw:style-name="gr27" draw:text-style-name="P15" draw:layer="layout" svg:width="20.534cm" svg:height="0.962cm" svg:x="4.142cm" svg:y="1.881cm">
          <draw:text-box>
            <text:p><text:span text:style-name="T2">Triggered from UART. Data flow from application to UART (get*) <text:s text:c="2"/></text:span></text:p>
          </draw:text-box>
        </draw:frame>
        <draw:frame draw:style-name="gr23" draw:text-style-name="P11" draw:layer="layout" svg:width="3.301cm" svg:height="0.725cm" svg:x="0.391cm" svg:y="8.359cm">
          <draw:text-box>
            <text:p><text:span text:style-name="T5">respond BOM</text:span></text:p>
          </draw:text-box>
        </draw:frame>
        <draw:frame draw:style-name="gr23" draw:text-style-name="P11" draw:layer="layout" svg:width="3.301cm" svg:height="0.725cm" svg:x="0.392cm" svg:y="9.46cm">
          <draw:text-box>
            <text:p><text:span text:style-name="T5">respond data</text:span></text:p>
          </draw:text-box>
        </draw:frame>
        <draw:frame draw:style-name="gr26" draw:text-style-name="P24" draw:layer="layout" svg:width="1.064cm" svg:height="0.432cm" draw:transform="rotate (1.5707963267949) translate (3.506cm 12.793cm)">
          <draw:image xlink:href="Pictures/10000000000002140000000C532C496246765B28.png" xlink:type="simple" xlink:show="embed" xlink:actuate="onLoad">
            <text:p/>
          </draw:image>
        </draw:frame>
        <draw:frame draw:style-name="gr23" draw:text-style-name="P11" draw:layer="layout" svg:width="3.301cm" svg:height="0.725cm" svg:x="0.393cm" svg:y="11.86cm">
          <draw:text-box>
            <text:p><text:span text:style-name="T5">respond data</text:span></text:p>
          </draw:text-box>
        </draw:frame>
        <draw:frame draw:style-name="gr23" draw:text-style-name="P11" draw:layer="layout" svg:width="3.301cm" svg:height="0.725cm" svg:x="0.392cm" svg:y="14.66cm">
          <draw:text-box>
            <text:p><text:span text:style-name="T5">respond EOM</text:span></text:p>
          </draw:text-box>
        </draw:frame>
        <draw:frame draw:style-name="gr7" draw:text-style-name="P9" draw:layer="layout" svg:width="0.752cm" svg:height="0.354cm" draw:transform="rotate (1.5707963267949) translate (13.401cm 16.768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1cm 15.532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4cm" svg:y1="15.071cm" svg:x2="13.755cm" svg:y2="16.016cm">
          <text:p/>
        </draw:line>
        <draw:polygon draw:style-name="gr19" draw:text-style-name="P20" draw:layer="layout" svg:width="0.87cm" svg:height="1.024cm" svg:x="22.975cm" svg:y="14.198cm" svg:viewBox="0 0 871 1025" draw:points="871,0 154,487 538,426 0,1025 780,309 479,386">
          <text:p/>
        </draw:polygon>
        <draw:frame draw:style-name="gr20" draw:text-style-name="P21" draw:layer="layout" svg:width="1.81cm" svg:height="0.645cm" svg:x="23.918cm" svg:y="13.957cm">
          <draw:text-box>
            <text:p><text:span text:style-name="T8">Interrupt</text:span></text:p>
          </draw:text-box>
        </draw:frame>
        <draw:frame draw:style-name="gr26" draw:text-style-name="P24" draw:layer="layout" svg:width="1.064cm" svg:height="0.432cm" draw:transform="rotate (1.5707963267949) translate (3.506cm 18.094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2cm" svg:y1="16.534cm" svg:x2="3.938cm" svg:y2="17.194cm">
          <text:p/>
        </draw:line>
        <draw:frame draw:style-name="gr11" draw:text-style-name="P13" draw:layer="layout" svg:width="0.599cm" svg:height="1.433cm" svg:x="13.681cm" svg:y="14.5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25" draw:text-style-name="P11" draw:layer="layout" svg:width="4.456cm" svg:height="0.845cm" svg:x="16.243cm" svg:y="14.583cm">
          <draw:text-box>
            <text:p><text:span text:style-name="T5">getByteOrNODATA()</text:span></text:p>
          </draw:text-box>
        </draw:frame>
        <draw:frame draw:style-name="gr26" draw:text-style-name="P24" draw:layer="layout" svg:width="1.064cm" svg:height="0.432cm" draw:transform="rotate (1.5707963267949) translate (3.507cm 15.394cm)">
          <draw:image xlink:href="Pictures/10000000000002140000000C532C496246765B28.png" xlink:type="simple" xlink:show="embed" xlink:actuate="onLoad">
            <text:p/>
          </draw:image>
        </draw:frame>
        <draw:frame draw:style-name="gr23" draw:text-style-name="P11" draw:layer="layout" svg:width="3.301cm" svg:height="0.725cm" svg:x="0.393cm" svg:y="17.261cm">
          <draw:text-box>
            <text:p><text:span text:style-name="T5">respond BOM</text:span></text:p>
          </draw:text-box>
        </draw:frame>
        <draw:frame draw:style-name="gr23" draw:text-style-name="P11" draw:layer="layout" svg:width="3.301cm" svg:height="0.725cm" svg:x="10.101cm" svg:y="8.316cm">
          <draw:text-box>
            <text:p><text:span text:style-name="T5">getDualByte()</text:span></text:p>
          </draw:text-box>
        </draw:frame>
        <draw:frame draw:style-name="gr23" draw:text-style-name="P11" draw:layer="layout" svg:width="3.301cm" svg:height="0.725cm" svg:x="10.102cm" svg:y="10.517cm">
          <draw:text-box>
            <text:p><text:span text:style-name="T5">getDualByte()</text:span></text:p>
          </draw:text-box>
        </draw:frame>
        <draw:frame draw:style-name="gr23" draw:text-style-name="P11" draw:layer="layout" svg:width="3.301cm" svg:height="0.725cm" svg:x="10.103cm" svg:y="13.418cm">
          <draw:text-box>
            <text:p><text:span text:style-name="T5">getDualByte()</text:span></text:p>
          </draw:text-box>
        </draw:frame>
        <draw:frame draw:style-name="gr23" draw:text-style-name="P11" draw:layer="layout" svg:width="3.301cm" svg:height="0.725cm" svg:x="10.104cm" svg:y="15.919cm">
          <draw:text-box>
            <text:p><text:span text:style-name="T5">getDualByte()</text:span></text:p>
          </draw:text-box>
        </draw:frame>
        <draw:frame draw:style-name="gr28" draw:text-style-name="P26" draw:layer="layout" svg:width="11.043cm" svg:height="2.221cm" svg:x="16.419cm" svg:y="16.239cm">
          <draw:text-box>
            <text:p text:style-name="P25"><text:span text:style-name="T12">Warning</text:span><text:span text:style-name="T13">! When the UART stops sending</text:span></text:p>
            <text:p text:style-name="P25"><text:span text:style-name="T13">e.g. no data to send then we will get no more interrupts</text:span></text:p>
            <text:p text:style-name="P25"><text:span text:style-name="T13">from UART when ready to send! <text:s text:c="3"/>Solutions: </text:span></text:p>
            <text:p text:style-name="P25"><text:span text:style-name="T13">1. A timer interrupt checks periodically</text:span></text:p>
            <text:p text:style-name="P25"><text:span text:style-name="T13">2. The application calls retriggerSend() and we simulate an Interrupt</text:span></text:p>
          </draw:text-box>
        </draw:frame>
        <draw:frame draw:style-name="gr23" draw:text-style-name="P11" draw:layer="layout" svg:width="3.301cm" svg:height="0.725cm" svg:x="10.104cm" svg:y="13.419cm">
          <draw:text-box>
            <text:p><text:span text:style-name="T5">getDualByt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9">
        <office:forms form:automatic-focus="false" form:apply-design-mode="false"/>
        <draw:frame draw:style-name="gr3" draw:text-style-name="P19" draw:layer="layout" svg:width="5.281cm" svg:height="2.071cm" svg:x="22.042cm" svg:y="3.666cm">
          <draw:text-box>
            <text:p text:style-name="P18"><text:span text:style-name="T3">U</text:span><text:span text:style-name="T3">A</text:span><text:span text:style-name="T3">R</text:span><text:span text:style-name="T3">T</text:span><text:span text:style-name="T3">/</text:span><text:span text:style-name="T3">R</text:span><text:span text:style-name="T3">a</text:span><text:span text:style-name="T3">d</text:span><text:span text:style-name="T3">i</text:span><text:span text:style-name="T3">o</text:span><text:span text:style-name="T3">l</text:span><text:span text:style-name="T3">i</text:span><text:span text:style-name="T3">n</text:span><text:span text:style-name="T3">k</text:span></text:p>
            <text:p text:style-name="P18"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frame draw:style-name="gr24" draw:text-style-name="P19" draw:layer="layout" svg:width="12.499cm" svg:height="3.891cm" svg:x="8.315cm" svg:y="2.866cm">
          <draw:text-box>
            <text:p text:style-name="P18"><text:span text:style-name="T3">S</text:span><text:span text:style-name="T3">3</text:span><text:span text:style-name="T3">P</text:span><text:span text:style-name="T3">-</text:span><text:span text:style-name="T3">S</text:span><text:span text:style-name="T3">y</text:span><text:span text:style-name="T3">n</text:span><text:span text:style-name="T3">c</text:span><text:span text:style-name="T3">h</text:span><text:span text:style-name="T3">o</text:span><text:span text:style-name="T3">n</text:span><text:span text:style-name="T3">o</text:span><text:span text:style-name="T3">u</text:span><text:span text:style-name="T3">s</text:span><text:span text:style-name="T3">-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/text:p>
            <text:p text:style-name="P18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S</text:span><text:span text:style-name="T4">3</text:span><text:span text:style-name="T4">p</text:span><text:span text:style-name="T4">M</text:span><text:span text:style-name="T4">s</text:span><text:span text:style-name="T4">g</text:span><text:span text:style-name="T4">S</text:span><text:span text:style-name="T4">e</text:span><text:span text:style-name="T4">n</text:span><text:span text:style-name="T4">d</text:span><text:span text:style-name="T4">e</text:span><text:span text:style-name="T4">r</text:span><text:span text:style-name="T4">A</text:span><text:span text:style-name="T4">s</text:span><text:span text:style-name="T4">y</text:span><text:span text:style-name="T4">n</text:span><text:span text:style-name="T4">c</text:span><text:span text:style-name="T4">r</text:span><text:span text:style-name="T4">h</text:span><text:span text:style-name="T4">o</text:span><text:span text:style-name="T4">n</text:span><text:span text:style-name="T4">o</text:span><text:span text:style-name="T4">u</text:span><text:span text:style-name="T4">s</text:span></text:p>
            <text:p text:style-name="P18"><text:span text:style-name="T4"><text:tab/></text:span><text:span text:style-name="T4"><text:tab/></text:span><text:span text:style-name="T4"> </text:span><text:span text:style-name="T4"><text:s/></text:span><text:span text:style-name="T4"><text:tab/></text:span><text:span text:style-name="T4"> 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S</text:span><text:span text:style-name="T4">3</text:span><text:span text:style-name="T4">p</text:span><text:span text:style-name="T4">S</text:span><text:span text:style-name="T4">e</text:span><text:span text:style-name="T4">n</text:span><text:span text:style-name="T4">d</text:span><text:span text:style-name="T4">e</text:span><text:span text:style-name="T4">r</text:span><text:span text:style-name="T4">A</text:span><text:span text:style-name="T4">s</text:span><text:span text:style-name="T4">y</text:span><text:span text:style-name="T4">n</text:span><text:span text:style-name="T4">c</text:span><text:span text:style-name="T4">r</text:span><text:span text:style-name="T4">h</text:span><text:span text:style-name="T4">o</text:span><text:span text:style-name="T4">n</text:span><text:span text:style-name="T4">o</text:span><text:span text:style-name="T4">u</text:span><text:span text:style-name="T4">s</text:span></text:p>
            <text:p text:style-name="P18"><text:span text:style-name="T3"/></text:p>
          </draw:text-box>
        </draw:frame>
        <draw:frame draw:style-name="gr5" draw:text-style-name="P19" draw:layer="layout" svg:width="3.965cm" svg:height="1.214cm" svg:x="0.29cm" svg:y="4.523cm">
          <draw:text-box>
            <text:p text:style-name="P18"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6" draw:text-style-name="P6" draw:layer="layout" svg:width="12.024cm" svg:height="0.475cm" draw:transform="rotate (1.5707963267949) translate (2.885cm 17.622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8cm" svg:height="3.506cm" svg:x="0cm" svg:y="-0.61cm" presentation:class="title" presentation:user-transformed="true">
          <draw:text-box>
            <text:p><text:span text:style-name="T11">Send </text:span><text:span text:style-name="T11">Async</text:span><text:span text:style-name="T11">hrono</text:span><text:span text:style-name="T11">usly </text:span><text:span text:style-name="T11">(by </text:span><text:span text:style-name="T11">messa</text:span><text:span text:style-name="T11">ges) </text:span></text:p>
          </draw:text-box>
        </draw:frame>
        <draw:frame draw:style-name="gr6" draw:text-style-name="P6" draw:layer="layout" svg:width="12.024cm" svg:height="0.475cm" draw:transform="rotate (1.5707963267949) translate (13.3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1.18cm" svg:height="0.405cm" draw:transform="rotate (1.5707963267949) translate (2.898cm 11.25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752cm" svg:height="0.354cm" draw:transform="rotate (1.5707963267949) translate (13.4cm 8.6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7.431cm)">
          <draw:image xlink:href="Pictures/10000000000002140000000C45B8382544ED3EC7.gif" xlink:type="simple" xlink:show="embed" xlink:actuate="onLoad">
            <text:p/>
          </draw:image>
        </draw:frame>
        <draw:frame draw:style-name="gr23" draw:text-style-name="P11" draw:layer="layout" svg:width="3.301cm" svg:height="0.725cm" svg:x="10.1cm" svg:y="7.915cm">
          <draw:text-box>
            <text:p><text:span text:style-name="T5">getDualByte()</text:span></text:p>
          </draw:text-box>
        </draw:frame>
        <draw:frame draw:style-name="gr25" draw:text-style-name="P11" draw:layer="layout" svg:width="4.456cm" svg:height="0.845cm" svg:x="16.242cm" svg:y="6.679cm">
          <draw:text-box>
            <text:p><text:span text:style-name="T5">getByteOrNODATA()</text:span></text:p>
          </draw:text-box>
        </draw:frame>
        <draw:line draw:style-name="gr10" draw:text-style-name="P6" draw:layer="layout" svg:x1="22.403cm" svg:y1="6.97cm" svg:x2="13.754cm" svg:y2="7.915cm">
          <text:p/>
        </draw:line>
        <draw:polygon draw:style-name="gr19" draw:text-style-name="P20" draw:layer="layout" svg:width="0.87cm" svg:height="1.024cm" svg:x="22.974cm" svg:y="6.0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5.856cm">
          <draw:text-box>
            <text:p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/text:p>
          </draw:text-box>
        </draw:frame>
        <draw:frame draw:style-name="gr6" draw:text-style-name="P6" draw:layer="layout" svg:width="12.848cm" svg:height="0.475cm" draw:transform="rotate (1.5707963267949) translate (9.686cm 17.622cm)">
          <draw:image xlink:href="Pictures/10000201000003EA00000012F45AE30264763EF5.png" xlink:type="simple" xlink:show="embed" xlink:actuate="onLoad">
            <text:p/>
          </draw:image>
        </draw:frame>
        <draw:frame draw:style-name="gr26" draw:text-style-name="P24" draw:layer="layout" svg:width="1.064cm" svg:height="0.432cm" draw:transform="rotate (1.5707963267949) translate (9.705cm 9.8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9.619cm" svg:y1="9.374cm" svg:x2="3.221cm" svg:y2="10.41cm">
          <text:p/>
        </draw:line>
        <draw:line draw:style-name="gr10" draw:text-style-name="P6" draw:layer="layout" svg:x1="13.401cm" svg:y1="8.433cm" svg:x2="10.124cm" svg:y2="9.004cm">
          <text:p/>
        </draw:line>
        <draw:frame draw:style-name="gr21" draw:text-style-name="P11" draw:layer="layout" svg:width="5.046cm" svg:height="1.199cm" svg:x="4.617cm" svg:y="8.828cm">
          <draw:text-box>
            <text:p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B</text:span><text:span text:style-name="T5">u</text:span><text:span text:style-name="T5">f</text:span><text:span text:style-name="T5">f</text:span><text:span text:style-name="T5">e</text:span><text:span text:style-name="T5">r</text:span><text:span text:style-name="T5">T</text:span><text:span text:style-name="T5">o</text:span><text:span text:style-name="T5">S</text:span><text:span text:style-name="T5">e</text:span><text:span text:style-name="T5">n</text:span><text:span text:style-name="T5">d</text:span><text:span text:style-name="T5">(</text:span><text:span text:style-name="T5">)</text:span></text:p>
          </draw:text-box>
        </draw:frame>
        <draw:frame draw:style-name="gr7" draw:text-style-name="P9" draw:layer="layout" svg:width="0.752cm" svg:height="0.354cm" draw:transform="rotate (1.5707963267949) translate (13.4cm 9.9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8.7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8.27cm" svg:x2="13.754cm" svg:y2="9.215cm">
          <text:p/>
        </draw:line>
        <draw:polygon draw:style-name="gr19" draw:text-style-name="P20" draw:layer="layout" svg:width="0.87cm" svg:height="1.024cm" svg:x="22.974cm" svg:y="7.3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7.156cm">
          <draw:text-box>
            <text:p><text:span text:style-name="T8">I</text:span><text:span text:style-name="T8">n</text:span><text:span text:style-name="T8">t</text:span><text:span text:style-name="T8">e</text:span><text:span text:style-name="T8">rr</text:span><text:span text:style-name="T8">u</text:span><text:span text:style-name="T8">p</text:span><text:span text:style-name="T8">t</text:span></text:p>
          </draw:text-box>
        </draw:frame>
        <draw:frame draw:style-name="gr26" draw:text-style-name="P24" draw:layer="layout" svg:width="1.064cm" svg:height="0.432cm" draw:transform="rotate (1.5707963267949) translate (9.705cm 11.1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9.733cm" svg:x2="10.124cm" svg:y2="10.304cm">
          <text:p/>
        </draw:line>
        <draw:frame draw:style-name="gr7" draw:text-style-name="P9" draw:layer="layout" svg:width="0.752cm" svg:height="0.354cm" draw:transform="rotate (1.5707963267949) translate (13.4cm 12.2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1.0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0.57cm" svg:x2="13.754cm" svg:y2="11.515cm">
          <text:p/>
        </draw:line>
        <draw:polygon draw:style-name="gr19" draw:text-style-name="P20" draw:layer="layout" svg:width="0.87cm" svg:height="1.024cm" svg:x="22.974cm" svg:y="9.6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9.456cm">
          <draw:text-box>
            <text:p><text:span text:style-name="T8">Interrupt</text:span></text:p>
          </draw:text-box>
        </draw:frame>
        <draw:frame draw:style-name="gr26" draw:text-style-name="P24" draw:layer="layout" svg:width="1.19cm" svg:height="0.432cm" draw:transform="rotate (1.5707963267949) translate (9.705cm 13.619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12.033cm" svg:x2="10.124cm" svg:y2="12.604cm">
          <text:p/>
        </draw:line>
        <draw:frame draw:style-name="gr11" draw:text-style-name="P13" draw:layer="layout" svg:width="0.599cm" svg:height="1.433cm" svg:x="22.979cm" svg:y="8.697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3" draw:layer="layout" svg:width="0.599cm" svg:height="1.433cm" svg:x="13.68cm" svg:y="10.0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3" draw:layer="layout" svg:width="0.599cm" svg:height="1.433cm" svg:x="10.081cm" svg:y="11.0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7" draw:text-style-name="P9" draw:layer="layout" svg:width="0.752cm" svg:height="0.354cm" draw:transform="rotate (1.5707963267949) translate (13.4cm 16.9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5.7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5.27cm" svg:x2="13.754cm" svg:y2="16.215cm">
          <text:p/>
        </draw:line>
        <draw:polygon draw:style-name="gr19" draw:text-style-name="P20" draw:layer="layout" svg:width="0.87cm" svg:height="1.024cm" svg:x="22.974cm" svg:y="14.397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14.156cm">
          <draw:text-box>
            <text:p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/text:p>
          </draw:text-box>
        </draw:frame>
        <draw:frame draw:style-name="gr26" draw:text-style-name="P24" draw:layer="layout" svg:width="1.064cm" svg:height="0.432cm" draw:transform="rotate (1.5707963267949) translate (9.705cm 18.1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16.733cm" svg:x2="10.124cm" svg:y2="17.304cm">
          <text:p/>
        </draw:line>
        <draw:frame draw:style-name="gr11" draw:text-style-name="P13" draw:layer="layout" svg:width="0.599cm" svg:height="1.433cm" svg:x="13.68cm" svg:y="14.7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3" draw:layer="layout" svg:width="0.599cm" svg:height="1.433cm" svg:x="10.081cm" svg:y="15.7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29" draw:text-style-name="P13" draw:layer="layout" svg:width="3.91cm" svg:height="3.403cm" svg:x="3.525cm" svg:y="11.286cm">
          <draw:text-box>
            <text:p><text:span text:style-name="T6">.</text:span></text:p>
            <text:p><text:span text:style-name="T6">.</text:span></text:p>
            <text:p><text:span text:style-name="T6">.</text:span></text:p>
            <text:p><text:span text:style-name="T7">d</text:span><text:span text:style-name="T7">o</text:span><text:span text:style-name="T7">i</text:span><text:span text:style-name="T7">n</text:span><text:span text:style-name="T7">g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t</text:span><text:span text:style-name="T7">h</text:span><text:span text:style-name="T7">i</text:span><text:span text:style-name="T7">n</text:span><text:span text:style-name="T7">g</text:span><text:span text:style-name="T7"> </text:span><text:span text:style-name="T7">e</text:span><text:span text:style-name="T7">l</text:span><text:span text:style-name="T7">s</text:span><text:span text:style-name="T7">e</text:span></text:p>
            <text:p><text:span text:style-name="T6">.</text:span></text:p>
            <text:p><text:span text:style-name="T6">.</text:span></text:p>
            <text:p><text:span text:style-name="T6">.</text:span></text:p>
            <text:p><text:span text:style-name="T6"/></text:p>
          </draw:text-box>
        </draw:frame>
        <draw:frame draw:style-name="gr25" draw:text-style-name="P11" draw:layer="layout" svg:width="4.456cm" svg:height="0.845cm" svg:x="16.242cm" svg:y="7.88cm">
          <draw:text-box>
            <text:p><text:span text:style-name="T5">g</text:span><text:span text:style-name="T5">e</text:span><text:span text:style-name="T5">t</text:span><text:span text:style-name="T5">B</text:span><text:span text:style-name="T5">y</text:span><text:span text:style-name="T5">t</text:span><text:span text:style-name="T5">e</text:span><text:span text:style-name="T5">O</text:span><text:span text:style-name="T5">r</text:span><text:span text:style-name="T5">N</text:span><text:span text:style-name="T5">O</text:span><text:span text:style-name="T5">D</text:span><text:span text:style-name="T5">A</text:span><text:span text:style-name="T5">T</text:span><text:span text:style-name="T5">A</text:span><text:span text:style-name="T5">(</text:span><text:span text:style-name="T5">)</text:span></text:p>
          </draw:text-box>
        </draw:frame>
        <draw:frame draw:style-name="gr25" draw:text-style-name="P11" draw:layer="layout" svg:width="4.456cm" svg:height="0.845cm" svg:x="16.398cm" svg:y="9.981cm">
          <draw:text-box>
            <text:p><text:span text:style-name="T5">getByteOrNODATA()</text:span></text:p>
          </draw:text-box>
        </draw:frame>
        <draw:frame draw:style-name="gr25" draw:text-style-name="P11" draw:layer="layout" svg:width="4.456cm" svg:height="0.845cm" svg:x="16.242cm" svg:y="14.782cm">
          <draw:text-box>
            <text:p><text:span text:style-name="T5">getByteOrNODATA()</text:span></text:p>
          </draw:text-box>
        </draw:frame>
        <draw:frame draw:style-name="gr27" draw:text-style-name="P15" draw:layer="layout" svg:width="21.491cm" svg:height="0.962cm" svg:x="4.142cm" svg:y="1.881cm">
          <draw:text-box>
            <text:p><text:span text:style-name="T2">T</text:span><text:span text:style-name="T2">r</text:span><text:span text:style-name="T2">i</text:span><text:span text:style-name="T2">g</text:span><text:span text:style-name="T2">g</text:span><text:span text:style-name="T2">e</text:span><text:span text:style-name="T2">r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U</text:span><text:span text:style-name="T2">A</text:span><text:span text:style-name="T2">R</text:span><text:span text:style-name="T2">T</text:span><text:span text:style-name="T2">.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l</text:span><text:span text:style-name="T2">o</text:span><text:span text:style-name="T2">w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U</text:span><text:span text:style-name="T2">A</text:span><text:span text:style-name="T2">R</text:span><text:span text:style-name="T2">T</text:span><text:span text:style-name="T2"> </text:span><text:span text:style-name="T2">(</text:span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text:span text:style-name="T2">*</text:span><text:span text:style-name="T2">/</text:span><text:span text:style-name="T2">g</text:span><text:span text:style-name="T2">e</text:span><text:span text:style-name="T2">t</text:span><text:span text:style-name="T2">*</text:span><text:span text:style-name="T2">)</text:span><text:span text:style-name="T2"> </text:span><text:span text:style-name="T2"><text:s/></text:span><text:span text:style-name="T2"><text:s/></text:span></text:p>
          </draw:text-box>
        </draw:frame>
        <draw:frame draw:style-name="gr28" draw:text-style-name="P26" draw:layer="layout" svg:width="11.043cm" svg:height="2.221cm" svg:x="16.42cm" svg:y="16.24cm">
          <draw:text-box>
            <text:p text:style-name="P25"><text:span text:style-name="T12">Warning</text:span><text:span text:style-name="T13">! When the </text:span><text:span text:style-name="T13">UART stops sending</text:span></text:p>
            <text:p text:style-name="P25"><text:span text:style-name="T13">e.g. no data to send </text:span><text:span text:style-name="T13">then we will get no </text:span><text:span text:style-name="T13">more interrupts</text:span></text:p>
            <text:p text:style-name="P25"><text:span text:style-name="T13">from UART when ready </text:span><text:span text:style-name="T13">to send! <text:s text:c="3"/>Solutions: </text:span></text:p>
            <text:p text:style-name="P25"><text:span text:style-name="T13">1. A timer interrupt </text:span><text:span text:style-name="T13">checks periodically</text:span></text:p>
            <text:p text:style-name="P25"><text:span text:style-name="T13">2. The application calls </text:span><text:span text:style-name="T13">retriggerSend() and we </text:span><text:span text:style-name="T13">simulate an Interrupt</text:span></text:p>
          </draw:text-box>
        </draw:frame>
        <draw:frame draw:style-name="gr7" draw:text-style-name="P9" draw:layer="layout" svg:width="1.18cm" svg:height="0.405cm" draw:transform="rotate (1.5707963267949) translate (2.898cm 19.351cm)">
          <draw:image xlink:href="Pictures/10000000000002140000000C9D53764F149D01F2.gif" xlink:type="simple" xlink:show="embed" xlink:actuate="onLoad">
            <text:p/>
          </draw:image>
        </draw:frame>
        <draw:line draw:style-name="gr10" draw:text-style-name="P6" draw:layer="layout" svg:x1="9.619cm" svg:y1="17.475cm" svg:x2="3.221cm" svg:y2="18.511cm">
          <text:p/>
        </draw:line>
        <draw:frame draw:style-name="gr21" draw:text-style-name="P11" draw:layer="layout" svg:width="5.046cm" svg:height="1.199cm" svg:x="4.617cm" svg:y="16.929cm">
          <draw:text-box>
            <text:p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B</text:span><text:span text:style-name="T5">u</text:span><text:span text:style-name="T5">f</text:span><text:span text:style-name="T5">f</text:span><text:span text:style-name="T5">e</text:span><text:span text:style-name="T5">r</text:span><text:span text:style-name="T5">T</text:span><text:span text:style-name="T5">o</text:span><text:span text:style-name="T5">S</text:span><text:span text:style-name="T5">e</text:span><text:span text:style-name="T5">n</text:span><text:span text:style-name="T5">d</text:span><text:span text:style-name="T5">(</text:span><text:span text:style-name="T5">)</text:span></text:p>
          </draw:text-box>
        </draw:frame>
        <draw:frame draw:style-name="gr23" draw:text-style-name="P11" draw:layer="layout" svg:width="3.301cm" svg:height="0.725cm" svg:x="9.946cm" svg:y="9.139cm">
          <draw:text-box>
            <text:p><text:span text:style-name="T5">B</text:span><text:span text:style-name="T5">O</text:span><text:span text:style-name="T5">M</text:span></text:p>
          </draw:text-box>
        </draw:frame>
        <draw:frame draw:style-name="gr23" draw:text-style-name="P11" draw:layer="layout" svg:width="3.301cm" svg:height="0.725cm" svg:x="9.947cm" svg:y="10.24cm">
          <draw:text-box>
            <text:p><text:span text:style-name="T5">d</text:span><text:span text:style-name="T5">a</text:span><text:span text:style-name="T5">t</text:span><text:span text:style-name="T5">a</text:span></text:p>
          </draw:text-box>
        </draw:frame>
        <draw:frame draw:style-name="gr23" draw:text-style-name="P11" draw:layer="layout" svg:width="3.301cm" svg:height="0.725cm" svg:x="9.948cm" svg:y="12.641cm">
          <draw:text-box>
            <text:p><text:span text:style-name="T5">data</text:span></text:p>
          </draw:text-box>
        </draw:frame>
        <draw:frame draw:style-name="gr23" draw:text-style-name="P11" draw:layer="layout" svg:width="3.301cm" svg:height="0.725cm" svg:x="9.947cm" svg:y="14.915cm">
          <draw:text-box>
            <text:p><text:span text:style-name="T5">E</text:span><text:span text:style-name="T5">O</text:span><text:span text:style-name="T5">M</text:span></text:p>
          </draw:text-box>
        </draw:frame>
        <draw:frame draw:style-name="gr7" draw:text-style-name="P9" draw:layer="layout" svg:width="0.752cm" svg:height="0.354cm" draw:transform="rotate (1.5707963267949) translate (13.401cm 14.167cm)">
          <draw:image xlink:href="Pictures/10000000000002140000000C627B596ACE7A1C24.gif" xlink:type="simple" xlink:show="embed" xlink:actuate="onLoad">
            <text:p/>
          </draw:image>
        </draw:frame>
        <draw:frame draw:style-name="gr26" draw:text-style-name="P24" draw:layer="layout" svg:width="1.19cm" svg:height="0.432cm" draw:transform="rotate (1.5707963267949) translate (9.706cm 15.419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2cm" svg:y1="13.933cm" svg:x2="10.125cm" svg:y2="14.504cm">
          <text:p/>
        </draw:line>
        <draw:frame draw:style-name="gr23" draw:text-style-name="P11" draw:layer="layout" svg:width="3.301cm" svg:height="0.725cm" svg:x="10.181cm" svg:y="17.778cm">
          <draw:text-box>
            <text:p><text:span text:style-name="T5">BOM</text:span></text:p>
          </draw:text-box>
        </draw:frame>
        <draw:line draw:style-name="gr10" draw:text-style-name="P6" draw:layer="layout" svg:x1="22.404cm" svg:y1="12.521cm" svg:x2="13.755cm" svg:y2="13.466cm">
          <text:p/>
        </draw:line>
        <draw:frame draw:style-name="gr25" draw:text-style-name="P11" draw:layer="layout" svg:width="4.456cm" svg:height="0.845cm" svg:x="16.398cm" svg:y="12.082cm">
          <draw:text-box>
            <text:p><text:span text:style-name="T5">getByteOrNODATA()</text:span></text:p>
          </draw:text-box>
        </draw:frame>
        <draw:frame draw:style-name="gr7" draw:text-style-name="P9" draw:layer="layout" svg:width="0.47cm" svg:height="0.414cm" draw:transform="rotate (1.5707963267949) translate (22.56cm 12.932cm)">
          <draw:image xlink:href="Pictures/10000000000002140000000C45B8382544ED3EC7.gif" xlink:type="simple" xlink:show="embed" xlink:actuate="onLoad">
            <text:p/>
          </draw:image>
        </draw:frame>
        <draw:polygon draw:style-name="gr19" draw:text-style-name="P20" draw:layer="layout" svg:width="0.87cm" svg:height="1.024cm" svg:x="22.974cm" svg:y="11.598cm" svg:viewBox="0 0 871 1025" draw:points="871,0 154,487 538,426 0,1025 780,309 479,386">
          <text:p/>
        </draw:polygon>
        <draw:frame draw:style-name="gr20" draw:text-style-name="P21" draw:layer="layout" svg:width="1.81cm" svg:height="0.645cm" svg:x="23.917cm" svg:y="11.357cm">
          <draw:text-box>
            <text:p><text:span text:style-name="T8">Interrupt</text:span></text:p>
          </draw:text-box>
        </draw:frame>
        <draw:frame draw:style-name="gr23" draw:text-style-name="P11" draw:layer="layout" svg:width="3.301cm" svg:height="0.725cm" svg:x="10.101cm" svg:y="11.516cm">
          <draw:text-box>
            <text:p><text:span text:style-name="T5">getDualByte()</text:span></text:p>
          </draw:text-box>
        </draw:frame>
        <draw:frame draw:style-name="gr23" draw:text-style-name="P11" draw:layer="layout" svg:width="3.301cm" svg:height="0.725cm" svg:x="10.102cm" svg:y="13.417cm">
          <draw:text-box>
            <text:p><text:span text:style-name="T5">getDualByte()</text:span></text:p>
          </draw:text-box>
        </draw:frame>
        <draw:frame draw:style-name="gr23" draw:text-style-name="P11" draw:layer="layout" svg:width="3.301cm" svg:height="0.725cm" svg:x="10.103cm" svg:y="16.218cm">
          <draw:text-box>
            <text:p><text:span text:style-name="T5">getDualByt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8-background" style:display-name="Standard 8-background" style:family="presentation">
      <style:graphic-properties draw:stroke="none" draw:fill="none"/>
      <style:text-properties style:letter-kerning="true"/>
    </style:style>
    <style:style style:name="Standard_20_8-backgroundobjects" style:display-name="Standard 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outline2" style:display-name="Standard 8-outline2" style:family="presentation" style:parent-style-name="Standard_20_8-outline1">
      <style:paragraph-properties fo:margin-top="0cm" fo:margin-bottom="0.4cm"/>
      <style:text-properties fo:font-size="28pt" style:font-size-asian="28pt" style:font-size-complex="28pt"/>
    </style:style>
    <style:style style:name="Standard_20_8-outline3" style:display-name="Standard 8-outline3" style:family="presentation" style:parent-style-name="Standard_20_8-outline2">
      <style:paragraph-properties fo:margin-top="0cm" fo:margin-bottom="0.3cm"/>
      <style:text-properties fo:font-size="24pt" style:font-size-asian="24pt" style:font-size-complex="24pt"/>
    </style:style>
    <style:style style:name="Standard_20_8-outline4" style:display-name="Standard 8-outline4" style:family="presentation" style:parent-style-name="Standard_20_8-outline3">
      <style:paragraph-properties fo:margin-top="0cm" fo:margin-bottom="0.2cm"/>
      <style:text-properties fo:font-size="20pt" style:font-size-asian="20pt" style:font-size-complex="20pt"/>
    </style:style>
    <style:style style:name="Standard_20_8-outline5" style:display-name="Standard 8-outline5" style:family="presentation" style:parent-style-name="Standard_20_8-outline4">
      <style:paragraph-properties fo:margin-top="0cm" fo:margin-bottom="0.1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cm" fo:margin-bottom="0.1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cm" fo:margin-bottom="0.1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cm" fo:margin-bottom="0.1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cm" fo:margin-bottom="0.1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6-background" style:display-name="Standard 6-background" style:family="presentation">
      <style:graphic-properties draw:stroke="none" draw:fill="none"/>
      <style:text-properties style:letter-kerning="true"/>
    </style:style>
    <style:style style:name="Standard_20_6-backgroundobjects" style:display-name="Standard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outline2" style:display-name="Standard 6-outline2" style:family="presentation" style:parent-style-name="Standard_20_6-outline1">
      <style:paragraph-properties fo:margin-top="0cm" fo:margin-bottom="0.4cm"/>
      <style:text-properties fo:font-size="28pt" style:font-size-asian="28pt" style:font-size-complex="28pt"/>
    </style:style>
    <style:style style:name="Standard_20_6-outline3" style:display-name="Standard 6-outline3" style:family="presentation" style:parent-style-name="Standard_20_6-outline2">
      <style:paragraph-properties fo:margin-top="0cm" fo:margin-bottom="0.3cm"/>
      <style:text-properties fo:font-size="24pt" style:font-size-asian="24pt" style:font-size-complex="24pt"/>
    </style:style>
    <style:style style:name="Standard_20_6-outline4" style:display-name="Standard 6-outline4" style:family="presentation" style:parent-style-name="Standard_20_6-outline3">
      <style:paragraph-properties fo:margin-top="0cm" fo:margin-bottom="0.2cm"/>
      <style:text-properties fo:font-size="20pt" style:font-size-asian="20pt" style:font-size-complex="20pt"/>
    </style:style>
    <style:style style:name="Standard_20_6-outline5" style:display-name="Standard 6-outline5" style:family="presentation" style:parent-style-name="Standard_20_6-outline4">
      <style:paragraph-properties fo:margin-top="0cm" fo:margin-bottom="0.1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cm" fo:margin-bottom="0.1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cm" fo:margin-bottom="0.1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cm" fo:margin-bottom="0.1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cm" fo:margin-bottom="0.1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7-background" style:display-name="Standard 7-background" style:family="presentation">
      <style:graphic-properties draw:stroke="none" draw:fill="none"/>
      <style:text-properties style:letter-kerning="true"/>
    </style:style>
    <style:style style:name="Standard_20_7-backgroundobjects" style:display-name="Standard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outline2" style:display-name="Standard 7-outline2" style:family="presentation" style:parent-style-name="Standard_20_7-outline1">
      <style:paragraph-properties fo:margin-top="0cm" fo:margin-bottom="0.4cm"/>
      <style:text-properties fo:font-size="28pt" style:font-size-asian="28pt" style:font-size-complex="28pt"/>
    </style:style>
    <style:style style:name="Standard_20_7-outline3" style:display-name="Standard 7-outline3" style:family="presentation" style:parent-style-name="Standard_20_7-outline2">
      <style:paragraph-properties fo:margin-top="0cm" fo:margin-bottom="0.3cm"/>
      <style:text-properties fo:font-size="24pt" style:font-size-asian="24pt" style:font-size-complex="24pt"/>
    </style:style>
    <style:style style:name="Standard_20_7-outline4" style:display-name="Standard 7-outline4" style:family="presentation" style:parent-style-name="Standard_20_7-outline3">
      <style:paragraph-properties fo:margin-top="0cm" fo:margin-bottom="0.2cm"/>
      <style:text-properties fo:font-size="20pt" style:font-size-asian="20pt" style:font-size-complex="20pt"/>
    </style:style>
    <style:style style:name="Standard_20_7-outline5" style:display-name="Standard 7-outline5" style:family="presentation" style:parent-style-name="Standard_20_7-outline4">
      <style:paragraph-properties fo:margin-top="0cm" fo:margin-bottom="0.1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cm" fo:margin-bottom="0.1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cm" fo:margin-bottom="0.1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cm" fo:margin-bottom="0.1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cm" fo:margin-bottom="0.1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none"/>
      <style:text-properties style:letter-kerning="true"/>
    </style:style>
    <style:style style:name="Standard_20_4-backgroundobjects" style:display-name="Standard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cm" fo:margin-bottom="0.4cm"/>
      <style:text-properties fo:font-size="28pt" style:font-size-asian="28pt" style:font-size-complex="28pt"/>
    </style:style>
    <style:style style:name="Standard_20_4-outline3" style:display-name="Standard 4-outline3" style:family="presentation" style:parent-style-name="Standard_20_4-outline2">
      <style:paragraph-properties fo:margin-top="0cm" fo:margin-bottom="0.3cm"/>
      <style:text-properties fo:font-size="24pt" style:font-size-asian="24pt" style:font-size-complex="24pt"/>
    </style:style>
    <style:style style:name="Standard_20_4-outline4" style:display-name="Standard 4-outline4" style:family="presentation" style:parent-style-name="Standard_20_4-outline3">
      <style:paragraph-properties fo:margin-top="0cm" fo:margin-bottom="0.2cm"/>
      <style:text-properties fo:font-size="20pt" style:font-size-asian="20pt" style:font-size-complex="20pt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none"/>
      <style:text-properties style:letter-kerning="true"/>
    </style:style>
    <style:style style:name="Standard_20_5-backgroundobjects" style:display-name="Standard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cm" fo:margin-bottom="0.4cm"/>
      <style:text-properties fo:font-size="28pt" style:font-size-asian="28pt" style:font-size-complex="28pt"/>
    </style:style>
    <style:style style:name="Standard_20_5-outline3" style:display-name="Standard 5-outline3" style:family="presentation" style:parent-style-name="Standard_20_5-outline2">
      <style:paragraph-properties fo:margin-top="0cm" fo:margin-bottom="0.3cm"/>
      <style:text-properties fo:font-size="24pt" style:font-size-asian="24pt" style:font-size-complex="24pt"/>
    </style:style>
    <style:style style:name="Standard_20_5-outline4" style:display-name="Standard 5-outline4" style:family="presentation" style:parent-style-name="Standard_20_5-outline3">
      <style:paragraph-properties fo:margin-top="0cm" fo:margin-bottom="0.2cm"/>
      <style:text-properties fo:font-size="20pt" style:font-size-asian="20pt" style:font-size-complex="20pt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11cm" fo:min-width="10.424cm"/>
    </style:style>
    <style:style style:name="M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556cm" fo:min-width="10.424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7cm"/>
    </style:style>
    <style:style style:name="Mgr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949cm" fo:min-width="9.09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8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8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8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6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6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6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7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_20_7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7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_20_3-backgroundobjects">
      <style:graphic-properties draw:textarea-horizontal-align="center" draw:textarea-vertical-align="middle"/>
    </style:style>
    <style:style style:name="Mpr20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tandard_20_4-title">
      <style:graphic-properties draw:auto-grow-height="false" fo:min-height="3.507cm"/>
    </style:style>
    <style:style style:name="Mpr23" style:family="presentation" style:parent-style-name="Standard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Standard_20_4-backgroundobjects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Mpr25" style:family="presentation" style:parent-style-name="Standard_20_4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_20_5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tandard_20_5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tandard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text-autospace="none"/>
    </style:style>
    <style:style style:name="MP7" style:family="paragraph">
      <loext:graphic-properties draw:fill="none" draw:fill-color="#ffffff"/>
      <style:paragraph-properties fo:text-align="center" style:text-autospace="none"/>
      <style:text-properties style:text-outline="true" fo:font-size="14pt" fo:font-weight="bold" style:font-size-asian="14pt" style:font-weight-asian="bold" style:font-size-complex="14pt" style:font-weight-complex="bold" style:font-relief="non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 style:text-autospace="none"/>
      <style:text-properties style:text-outline="true" fo:font-size="12pt" fo:font-weight="bold" style:font-size-asian="12pt" style:font-weight-asian="bold" style:font-size-complex="12pt" style:font-weight-complex="bold" style:font-relief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true" style:text-line-through-style="none" style:text-line-through-type="none" style:font-name="Arial" fo:font-size="14pt" fo:font-style="normal" fo:text-shadow="none" style:text-underline-style="none" fo:font-weight="bold" style:font-name-asian="Andale Sans UI1" style:font-size-asian="14pt" style:font-style-asian="normal" style:font-weight-asian="bold" style:font-name-complex="Arial" style:font-size-complex="14pt" style:font-style-complex="normal" style:font-weight-complex="bold" style:font-relief="none"/>
    </style:style>
    <style:style style:name="MT3" style:family="text">
      <style:text-properties fo:font-size="12pt" fo:font-weight="normal" style:font-size-asian="12pt" style:font-weight-asian="normal" style:font-size-complex="12pt" style:font-weight-complex="normal"/>
    </style:style>
    <style:style style:name="MT4" style:family="text">
      <style:text-properties style:use-window-font-color="true" style:text-outline="true" style:text-line-through-style="none" style:text-line-through-type="none" style:font-name="Arial" fo:font-size="12pt" fo:font-style="normal" fo:text-shadow="none" style:text-underline-style="none" fo:font-weight="bold" style:font-name-asian="Andale Sans UI1" style:font-size-asian="12pt" style:font-style-asian="normal" style:font-weight-asian="bold" style:font-name-complex="Arial" style:font-size-complex="12pt" style:font-style-complex="normal" style:font-weight-complex="bold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01cm" svg:y="0.494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27.999cm" svg:height="2.941cm" svg:x="0cm" svg:y="18.2cm">
        <draw:image xlink:href="Pictures/10000000000005E90000009FB91BB1D29847674D.png" xlink:type="simple" xlink:show="embed" xlink:actuate="onLoad">
          <text:p/>
        </draw:image>
      </draw:frame>
      <draw:frame draw:style-name="Mgr4" draw:text-style-name="MP7" draw:layer="backgroundobjects" svg:width="10.924cm" svg:height="1.361cm" svg:x="14.219cm" svg:y="19.5cm">
        <draw:text-box>
          <text:p text:style-name="MP6"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s</text:span><text:span text:style-name="MT2">t</text:span><text:span text:style-name="MT2">e</text:span><text:span text:style-name="MT2">c</text:span><text:span text:style-name="MT2">h</text:span><text:span text:style-name="MT2">n</text:span><text:span text:style-name="MT2">i</text:span><text:span text:style-name="MT2">k</text:span><text:span text:style-name="MT2"> </text:span><text:span text:style-name="MT2">f</text:span><text:span text:style-name="MT2">ü</text:span><text:span text:style-name="MT2">r</text:span><text:span text:style-name="MT2"> </text:span><text:span text:style-name="MT2">L</text:span><text:span text:style-name="MT2">u</text:span><text:span text:style-name="MT2">f</text:span><text:span text:style-name="MT2">t</text:span><text:span text:style-name="MT2">-</text:span><text:span text:style-name="MT2"> </text:span><text:span text:style-name="MT2">u</text:span><text:span text:style-name="MT2">n</text:span><text:span text:style-name="MT2">d</text:span><text:span text:style-name="MT2"> </text:span><text:span text:style-name="MT2">R</text:span><text:span text:style-name="MT2">a</text:span><text:span text:style-name="MT2">u</text:span><text:span text:style-name="MT2">m</text:span><text:span text:style-name="MT2">f</text:span><text:span text:style-name="MT2">a</text:span><text:span text:style-name="MT2">h</text:span><text:span text:style-name="MT2">r</text:span><text:span text:style-name="MT2">t</text:span></text:p>
          <text:p text:style-name="MP6"><text:span text:style-name="MT2">A</text:span><text:span text:style-name="MT2">e</text:span><text:span text:style-name="MT2">r</text:span><text:span text:style-name="MT2">o</text:span><text:span text:style-name="MT2">s</text:span><text:span text:style-name="MT2">p</text:span><text:span text:style-name="MT2">a</text:span><text:span text:style-name="MT2">c</text:span><text:span text:style-name="MT2">e</text:span><text:span text:style-name="MT2"> 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T</text:span><text:span text:style-name="MT2">e</text:span><text:span text:style-name="MT2">c</text:span><text:span text:style-name="MT2">h</text:span><text:span text:style-name="MT2">n</text:span><text:span text:style-name="MT2">o</text:span><text:span text:style-name="MT2">l</text:span><text:span text:style-name="MT2">o</text:span><text:span text:style-name="MT2">g</text:span><text:span text:style-name="MT2">y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7.999cm" svg:height="2.756cm" svg:x="0.001cm" svg:y="18.396cm">
        <draw:image xlink:href="Pictures/10000000000005E900000095F5BEF248D11CAAC5.jpg" xlink:type="simple" xlink:show="embed" xlink:actuate="onLoad">
          <text:p/>
        </draw:image>
      </draw:frame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7" draw:layer="backgroundobjects" svg:width="10.924cm" svg:height="1.361cm" svg:x="14.185cm" svg:y="19.501cm">
        <draw:text-box>
          <text:p text:style-name="MP6"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s</text:span><text:span text:style-name="MT2">t</text:span><text:span text:style-name="MT2">e</text:span><text:span text:style-name="MT2">c</text:span><text:span text:style-name="MT2">h</text:span><text:span text:style-name="MT2">n</text:span><text:span text:style-name="MT2">i</text:span><text:span text:style-name="MT2">k</text:span><text:span text:style-name="MT2"> </text:span><text:span text:style-name="MT2">f</text:span><text:span text:style-name="MT2">ü</text:span><text:span text:style-name="MT2">r</text:span><text:span text:style-name="MT2"> </text:span><text:span text:style-name="MT2">L</text:span><text:span text:style-name="MT2">u</text:span><text:span text:style-name="MT2">f</text:span><text:span text:style-name="MT2">t</text:span><text:span text:style-name="MT2">-</text:span><text:span text:style-name="MT2"> </text:span><text:span text:style-name="MT2">u</text:span><text:span text:style-name="MT2">n</text:span><text:span text:style-name="MT2">d</text:span><text:span text:style-name="MT2"> </text:span><text:span text:style-name="MT2">R</text:span><text:span text:style-name="MT2">a</text:span><text:span text:style-name="MT2">u</text:span><text:span text:style-name="MT2">m</text:span><text:span text:style-name="MT2">f</text:span><text:span text:style-name="MT2">a</text:span><text:span text:style-name="MT2">h</text:span><text:span text:style-name="MT2">r</text:span><text:span text:style-name="MT2">t</text:span></text:p>
          <text:p text:style-name="MP6"><text:span text:style-name="MT2">A</text:span><text:span text:style-name="MT2">e</text:span><text:span text:style-name="MT2">r</text:span><text:span text:style-name="MT2">o</text:span><text:span text:style-name="MT2">s</text:span><text:span text:style-name="MT2">p</text:span><text:span text:style-name="MT2">a</text:span><text:span text:style-name="MT2">c</text:span><text:span text:style-name="MT2">e</text:span><text:span text:style-name="MT2"> 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T</text:span><text:span text:style-name="MT2">e</text:span><text:span text:style-name="MT2">c</text:span><text:span text:style-name="MT2">h</text:span><text:span text:style-name="MT2">n</text:span><text:span text:style-name="MT2">o</text:span><text:span text:style-name="MT2">l</text:span><text:span text:style-name="MT2">o</text:span><text:span text:style-name="MT2">g</text:span><text:span text:style-name="MT2">y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8" style:display-name="Standard 8" style:page-layout-name="PM1" draw:style-name="Mdp1">
      <draw:frame presentation:style-name="Standard_20_8-title" draw:layer="backgroundobjects" svg:width="25.199cm" svg:height="3.506cm" svg:x="1.4cm" svg:y="0.837cm" presentation:class="title" presentation:placeholder="true">
        <draw:text-box/>
      </draw:frame>
      <draw:frame presentation:style-name="Standard_20_8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7.999cm" svg:height="1.384cm" svg:x="0cm" svg:y="19.616cm">
        <draw:image xlink:href="Pictures/10000000000007D1000000638C2479E8DCA22DA2.jpg" xlink:type="simple" xlink:show="embed" xlink:actuate="onLoad">
          <text:p/>
        </draw:image>
      </draw:frame>
      <draw:frame draw:style-name="Mgr5" draw:text-style-name="MP7" draw:layer="backgroundobjects" svg:width="10.924cm" svg:height="0.806cm" svg:x="15.986cm" svg:y="20.202cm">
        <draw:text-box>
          <text:p text:style-name="MP6"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s</text:span><text:span text:style-name="MT2">t</text:span><text:span text:style-name="MT2">e</text:span><text:span text:style-name="MT2">c</text:span><text:span text:style-name="MT2">h</text:span><text:span text:style-name="MT2">n</text:span><text:span text:style-name="MT2">i</text:span><text:span text:style-name="MT2">k</text:span><text:span text:style-name="MT2"> </text:span><text:span text:style-name="MT2">f</text:span><text:span text:style-name="MT2">ü</text:span><text:span text:style-name="MT2">r</text:span><text:span text:style-name="MT2"> </text:span><text:span text:style-name="MT2">L</text:span><text:span text:style-name="MT2">u</text:span><text:span text:style-name="MT2">f</text:span><text:span text:style-name="MT2">t</text:span><text:span text:style-name="MT2">-</text:span><text:span text:style-name="MT2"> </text:span><text:span text:style-name="MT2">u</text:span><text:span text:style-name="MT2">n</text:span><text:span text:style-name="MT2">d</text:span><text:span text:style-name="MT2"> </text:span><text:span text:style-name="MT2">R</text:span><text:span text:style-name="MT2">a</text:span><text:span text:style-name="MT2">u</text:span><text:span text:style-name="MT2">m</text:span><text:span text:style-name="MT2">f</text:span><text:span text:style-name="MT2">a</text:span><text:span text:style-name="MT2">h</text:span><text:span text:style-name="MT2">r</text:span><text:span text:style-name="MT2">t</text:span></text:p>
        </draw:text-box>
      </draw:frame>
      <presentation:notes style:page-layout-name="PM0">
        <draw:page-thumbnail presentation:style-name="Standard_20_8-title" draw:layer="backgroundobjects" svg:width="14.848cm" svg:height="11.136cm" svg:x="3.075cm" svg:y="2.257cm" presentation:class="page"/>
        <draw:frame presentation:style-name="Standard_20_8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6" style:display-name="Standard 6" style:page-layout-name="PM1" draw:style-name="Mdp1">
      <draw:frame draw:style-name="Mgr3" draw:text-style-name="MP5" draw:layer="backgroundobjects" svg:width="27.999cm" svg:height="2.626cm" svg:x="0.001cm" svg:y="0cm">
        <draw:image xlink:href="Pictures/10000000000005E90000008E789C2FEA5CE61B62.jpg" xlink:type="simple" xlink:show="embed" xlink:actuate="onLoad">
          <text:p/>
        </draw:image>
      </draw:frame>
      <draw:frame presentation:style-name="Standard_20_6-title" draw:layer="backgroundobjects" svg:width="25.199cm" svg:height="3.506cm" svg:x="1.4cm" svg:y="0.837cm" presentation:class="title" presentation:placeholder="true">
        <draw:text-box/>
      </draw:frame>
      <draw:frame presentation:style-name="Standard_20_6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7" draw:layer="backgroundobjects" svg:width="10.924cm" svg:height="1.361cm" svg:x="14.959cm" svg:y="0cm">
        <draw:text-box>
          <text:p text:style-name="MP6"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s</text:span><text:span text:style-name="MT2">t</text:span><text:span text:style-name="MT2">e</text:span><text:span text:style-name="MT2">c</text:span><text:span text:style-name="MT2">h</text:span><text:span text:style-name="MT2">n</text:span><text:span text:style-name="MT2">i</text:span><text:span text:style-name="MT2">k</text:span><text:span text:style-name="MT2"> </text:span><text:span text:style-name="MT2">f</text:span><text:span text:style-name="MT2">ü</text:span><text:span text:style-name="MT2">r</text:span><text:span text:style-name="MT2"> </text:span><text:span text:style-name="MT2">L</text:span><text:span text:style-name="MT2">u</text:span><text:span text:style-name="MT2">f</text:span><text:span text:style-name="MT2">t</text:span><text:span text:style-name="MT2">-</text:span><text:span text:style-name="MT2"> </text:span><text:span text:style-name="MT2">u</text:span><text:span text:style-name="MT2">n</text:span><text:span text:style-name="MT2">d</text:span><text:span text:style-name="MT2"> </text:span><text:span text:style-name="MT2">R</text:span><text:span text:style-name="MT2">a</text:span><text:span text:style-name="MT2">u</text:span><text:span text:style-name="MT2">m</text:span><text:span text:style-name="MT2">f</text:span><text:span text:style-name="MT2">a</text:span><text:span text:style-name="MT2">h</text:span><text:span text:style-name="MT2">r</text:span><text:span text:style-name="MT2">t</text:span></text:p>
          <text:p text:style-name="MP6"><text:span text:style-name="MT2">A</text:span><text:span text:style-name="MT2">e</text:span><text:span text:style-name="MT2">r</text:span><text:span text:style-name="MT2">o</text:span><text:span text:style-name="MT2">s</text:span><text:span text:style-name="MT2">p</text:span><text:span text:style-name="MT2">a</text:span><text:span text:style-name="MT2">c</text:span><text:span text:style-name="MT2">e</text:span><text:span text:style-name="MT2"> 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T</text:span><text:span text:style-name="MT2">e</text:span><text:span text:style-name="MT2">c</text:span><text:span text:style-name="MT2">h</text:span><text:span text:style-name="MT2">n</text:span><text:span text:style-name="MT2">o</text:span><text:span text:style-name="MT2">l</text:span><text:span text:style-name="MT2">o</text:span><text:span text:style-name="MT2">g</text:span><text:span text:style-name="MT2">y</text:span></text:p>
        </draw:text-box>
      </draw:frame>
      <presentation:notes style:page-layout-name="PM0">
        <draw:page-thumbnail presentation:style-name="Standard_20_6-title" draw:layer="backgroundobjects" svg:width="14.848cm" svg:height="11.136cm" svg:x="3.075cm" svg:y="2.257cm" presentation:class="page"/>
        <draw:frame presentation:style-name="Standard_20_6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7" style:display-name="Standard 7" style:page-layout-name="PM1" draw:style-name="Mdp1">
      <draw:frame presentation:style-name="Standard_20_7-title" draw:layer="backgroundobjects" svg:width="25.199cm" svg:height="3.506cm" svg:x="1.4cm" svg:y="0.837cm" presentation:class="title" presentation:placeholder="true">
        <draw:text-box/>
      </draw:frame>
      <draw:frame presentation:style-name="Standard_20_7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7.999cm" svg:height="2.427cm" svg:x="0.001cm" svg:y="18.573cm">
        <draw:image xlink:href="Pictures/10000000000005000000006FCAB6C9843FC2E236.jpg" xlink:type="simple" xlink:show="embed" xlink:actuate="onLoad">
          <text:p/>
        </draw:image>
      </draw:frame>
      <draw:frame draw:style-name="Mgr4" draw:text-style-name="MP7" draw:layer="backgroundobjects" svg:width="10.924cm" svg:height="1.361cm" svg:x="14.186cm" svg:y="19.502cm">
        <draw:text-box>
          <text:p text:style-name="MP6"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s</text:span><text:span text:style-name="MT2">t</text:span><text:span text:style-name="MT2">e</text:span><text:span text:style-name="MT2">c</text:span><text:span text:style-name="MT2">h</text:span><text:span text:style-name="MT2">n</text:span><text:span text:style-name="MT2">i</text:span><text:span text:style-name="MT2">k</text:span><text:span text:style-name="MT2"> </text:span><text:span text:style-name="MT2">f</text:span><text:span text:style-name="MT2">ü</text:span><text:span text:style-name="MT2">r</text:span><text:span text:style-name="MT2"> </text:span><text:span text:style-name="MT2">L</text:span><text:span text:style-name="MT2">u</text:span><text:span text:style-name="MT2">f</text:span><text:span text:style-name="MT2">t</text:span><text:span text:style-name="MT2">-</text:span><text:span text:style-name="MT2"> </text:span><text:span text:style-name="MT2">u</text:span><text:span text:style-name="MT2">n</text:span><text:span text:style-name="MT2">d</text:span><text:span text:style-name="MT2"> </text:span><text:span text:style-name="MT2">R</text:span><text:span text:style-name="MT2">a</text:span><text:span text:style-name="MT2">u</text:span><text:span text:style-name="MT2">m</text:span><text:span text:style-name="MT2">f</text:span><text:span text:style-name="MT2">a</text:span><text:span text:style-name="MT2">h</text:span><text:span text:style-name="MT2">r</text:span><text:span text:style-name="MT2">t</text:span></text:p>
          <text:p text:style-name="MP6"><text:span text:style-name="MT2">A</text:span><text:span text:style-name="MT2">e</text:span><text:span text:style-name="MT2">r</text:span><text:span text:style-name="MT2">o</text:span><text:span text:style-name="MT2">s</text:span><text:span text:style-name="MT2">p</text:span><text:span text:style-name="MT2">a</text:span><text:span text:style-name="MT2">c</text:span><text:span text:style-name="MT2">e</text:span><text:span text:style-name="MT2"> </text:span><text:span text:style-name="MT2">I</text:span><text:span text:style-name="MT2">n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i</text:span><text:span text:style-name="MT2">o</text:span><text:span text:style-name="MT2">n</text:span><text:span text:style-name="MT2"> </text:span><text:span text:style-name="MT2">T</text:span><text:span text:style-name="MT2">e</text:span><text:span text:style-name="MT2">c</text:span><text:span text:style-name="MT2">h</text:span><text:span text:style-name="MT2">n</text:span><text:span text:style-name="MT2">o</text:span><text:span text:style-name="MT2">l</text:span><text:span text:style-name="MT2">o</text:span><text:span text:style-name="MT2">g</text:span><text:span text:style-name="MT2">y</text:span></text:p>
        </draw:text-box>
      </draw:frame>
      <presentation:notes style:page-layout-name="PM0">
        <draw:page-thumbnail presentation:style-name="Standard_20_7-title" draw:layer="backgroundobjects" svg:width="14.848cm" svg:height="11.136cm" svg:x="3.075cm" svg:y="2.257cm" presentation:class="page"/>
        <draw:frame presentation:style-name="Standard_20_7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1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5" draw:layer="backgroundobjects" svg:width="27.999cm" svg:height="2.681cm" svg:x="0.002cm" svg:y="18.42cm">
        <draw:image xlink:href="Pictures/10000000000005E90000008E1E2578DD923B519E.png" xlink:type="simple" xlink:show="embed" xlink:actuate="onLoad">
          <text:p/>
        </draw:image>
      </draw:frame>
      <draw:frame draw:style-name="Mgr6" draw:text-style-name="MP10" draw:layer="backgroundobjects" svg:width="4.117cm" svg:height="0.725cm" svg:x="12.501cm" svg:y="19.501cm">
        <draw:text-box>
          <text:p><text:span text:style-name="MT3">S</text:span><text:span text:style-name="MT3">e</text:span><text:span text:style-name="MT3">r</text:span><text:span text:style-name="MT3">g</text:span><text:span text:style-name="MT3">i</text:span><text:span text:style-name="MT3">o</text:span><text:span text:style-name="MT3"> </text:span><text:span text:style-name="MT3">M</text:span><text:span text:style-name="MT3">o</text:span><text:span text:style-name="MT3">n</text:span><text:span text:style-name="MT3">t</text:span><text:span text:style-name="MT3">e</text:span><text:span text:style-name="MT3">n</text:span><text:span text:style-name="MT3">e</text:span><text:span text:style-name="MT3">g</text:span><text:span text:style-name="MT3">r</text:span><text:span text:style-name="MT3">o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presentation:style-name="Standard_20_3-title" draw:layer="backgroundobjects" svg:width="25.199cm" svg:height="3.506cm" svg:x="1.4cm" svg:y="0.837cm" presentation:class="title" presentation:placeholder="true">
        <draw:text-box/>
      </draw:frame>
      <draw:frame presentation:style-name="Standard_20_3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19" draw:text-style-name="MP11" draw:layer="backgroundobjects" svg:width="28cm" svg:height="2.761cm" svg:x="0cm" svg:y="18.242cm">
        <text:p/>
      </draw:rect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frame presentation:style-name="Mpr22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_20_4-outline1" draw:layer="backgroundobjects" svg:width="25.199cm" svg:height="12.18cm" svg:x="1.4cm" svg:y="4.914cm" presentation:class="outline" presentation:placeholder="true">
        <draw:text-box/>
      </draw:frame>
      <draw:frame presentation:style-name="Mpr2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448cm" svg:x="6.21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1.958cm" svg:height="1.958cm" svg:x="25.804cm" svg:y="19.042cm">
        <draw:image xlink:href="Pictures/100002000000007100000071DB0C3963C8E568CB.gif" xlink:type="simple" xlink:show="embed" xlink:actuate="onLoad">
          <text:p/>
        </draw:image>
      </draw:frame>
      <draw:frame draw:style-name="Mgr3" draw:text-style-name="MP5" draw:layer="backgroundobjects" svg:width="4.47cm" svg:height="1.904cm" svg:x="0cm" svg:y="19.096cm">
        <draw:image xlink:href="Pictures/10000000000000A9000000489614DE100E26C071.gif" xlink:type="simple" xlink:show="embed" xlink:actuate="onLoad">
          <text:p/>
        </draw:image>
      </draw:frame>
      <draw:frame draw:style-name="Mgr7" draw:text-style-name="MP12" draw:layer="backgroundobjects" svg:width="9.596cm" svg:height="1.199cm" svg:x="16.209cm" svg:y="19.013cm">
        <draw:text-box>
          <text:p text:style-name="MP6"><text:span text:style-name="MT4">I</text:span><text:span text:style-name="MT4">n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i</text:span><text:span text:style-name="MT4">o</text:span><text:span text:style-name="MT4">n</text:span><text:span text:style-name="MT4">s</text:span><text:span text:style-name="MT4">t</text:span><text:span text:style-name="MT4">e</text:span><text:span text:style-name="MT4">c</text:span><text:span text:style-name="MT4">h</text:span><text:span text:style-name="MT4">n</text:span><text:span text:style-name="MT4">i</text:span><text:span text:style-name="MT4">k</text:span><text:span text:style-name="MT4"> </text:span><text:span text:style-name="MT4">f</text:span><text:span text:style-name="MT4">ü</text:span><text:span text:style-name="MT4">r</text:span><text:span text:style-name="MT4"> </text:span><text:span text:style-name="MT4">L</text:span><text:span text:style-name="MT4">u</text:span><text:span text:style-name="MT4">f</text:span><text:span text:style-name="MT4">t</text:span><text:span text:style-name="MT4">-</text:span><text:span text:style-name="MT4"> </text:span><text:span text:style-name="MT4">u</text:span><text:span text:style-name="MT4">n</text:span><text:span text:style-name="MT4">d</text:span><text:span text:style-name="MT4"> </text:span><text:span text:style-name="MT4">R</text:span><text:span text:style-name="MT4">a</text:span><text:span text:style-name="MT4">u</text:span><text:span text:style-name="MT4">m</text:span><text:span text:style-name="MT4">f</text:span><text:span text:style-name="MT4">a</text:span><text:span text:style-name="MT4">h</text:span><text:span text:style-name="MT4">r</text:span><text:span text:style-name="MT4">t</text:span></text:p>
          <text:p text:style-name="MP6"><text:span text:style-name="MT4">A</text:span><text:span text:style-name="MT4">e</text:span><text:span text:style-name="MT4">r</text:span><text:span text:style-name="MT4">o</text:span><text:span text:style-name="MT4">s</text:span><text:span text:style-name="MT4">p</text:span><text:span text:style-name="MT4">a</text:span><text:span text:style-name="MT4">c</text:span><text:span text:style-name="MT4">e</text:span><text:span text:style-name="MT4"> </text:span><text:span text:style-name="MT4">I</text:span><text:span text:style-name="MT4">n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i</text:span><text:span text:style-name="MT4">o</text:span><text:span text:style-name="MT4">n</text:span><text:span text:style-name="MT4"> </text:span><text:span text:style-name="MT4">T</text:span><text:span text:style-name="MT4">e</text:span><text:span text:style-name="MT4">c</text:span><text:span text:style-name="MT4">h</text:span><text:span text:style-name="MT4">n</text:span><text:span text:style-name="MT4">o</text:span><text:span text:style-name="MT4">l</text:span><text:span text:style-name="MT4">o</text:span><text:span text:style-name="MT4">g</text:span><text:span text:style-name="MT4">y</text:span></text:p>
        </draw:text-box>
      </draw:frame>
      <draw:line presentation:style-name="Mpr24" draw:text-style-name="MP11" draw:layer="backgroundobjects" svg:x1="0cm" svg:y1="19.056cm" svg:x2="28cm" svg:y2="19.115cm">
        <text:p/>
      </draw:line>
      <presentation:notes style:page-layout-name="PM0">
        <draw:page-thumbnail presentation:style-name="Standard_20_4-title" draw:layer="backgroundobjects" svg:width="14.848cm" svg:height="11.136cm" svg:x="3.075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draw:frame presentation:style-name="Standard_20_5-title" draw:layer="backgroundobjects" svg:width="25.199cm" svg:height="3.506cm" svg:x="1.4cm" svg:y="0.837cm" presentation:class="title" presentation:placeholder="true">
        <draw:text-box/>
      </draw:frame>
      <draw:frame presentation:style-name="Standard_20_5-outline1" draw:layer="backgroundobjects" svg:width="25.199cm" svg:height="12.18cm" svg:x="1.4cm" svg:y="4.914cm" presentation:class="outline" presentation:placeholder="true">
        <draw:text-box/>
      </draw:frame>
      <draw:frame presentation:style-name="Mpr2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_20_5-title" draw:layer="backgroundobjects" svg:width="14.848cm" svg:height="11.136cm" svg:x="3.075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Montenegro</meta:initial-creator>
    <meta:creation-date>2010-02-17T11:23:43.33</meta:creation-date>
    <meta:editing-duration>P1DT20H29M4S</meta:editing-duration>
    <meta:editing-cycles>356</meta:editing-cycles>
    <dc:date>2021-02-12T10:39:14.474061246</dc:date>
    <meta:generator>LibreOffice/6.0.7.3$Linux_X86_64 LibreOffice_project/00m0$Build-3</meta:generator>
    <dc:creator>Sergio Montenegro</dc:creator>
    <meta:document-statistic meta:object-count="420"/>
  </office:meta>
</office:document-meta>
</file>